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0772in"/>
    </style:style>
    <style:style style:name="co3" style:family="table-column">
      <style:table-column-properties fo:break-before="auto" style:column-width="0.8217in"/>
    </style:style>
    <style:style style:name="co4" style:family="table-column">
      <style:table-column-properties fo:break-before="auto" style:column-width="0.6425in"/>
    </style:style>
    <style:style style:name="co5" style:family="table-column">
      <style:table-column-properties fo:break-before="auto" style:column-width="0.7839in"/>
    </style:style>
    <style:style style:name="co6" style:family="table-column">
      <style:table-column-properties fo:break-before="auto" style:column-width="1.1244in"/>
    </style:style>
    <style:style style:name="co7" style:family="table-column">
      <style:table-column-properties fo:break-before="auto" style:column-width="0.9445in"/>
    </style:style>
    <style:style style:name="co8" style:family="table-column">
      <style:table-column-properties fo:break-before="auto" style:column-width="0.9161in"/>
    </style:style>
    <style:style style:name="co9" style:family="table-column">
      <style:table-column-properties fo:break-before="auto" style:column-width="1.0583in"/>
    </style:style>
    <style:style style:name="co10" style:family="table-column">
      <style:table-column-properties fo:break-before="auto" style:column-width="1.3228in"/>
    </style:style>
    <style:style style:name="co11" style:family="table-column">
      <style:table-column-properties fo:break-before="auto" style:column-width="1.6535in"/>
    </style:style>
    <style:style style:name="co12" style:family="table-column">
      <style:table-column-properties fo:break-before="auto" style:column-width="1.4311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2.1827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204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wrap-option="wrap" style:vertical-align="top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transparent"/>
      <style:text-properties fo:color="#000000" style:font-name="Arial" fo:font-size="10pt" style:font-size-asian="10pt" style:font-size-complex="10pt"/>
    </style:style>
    <style:style style:name="ce3" style:family="table-cell" style:parent-style-name="Default">
      <style:table-cell-properties fo:background-color="transparent"/>
      <style:text-properties fo:color="#000000" style:font-name="Arial" fo:font-size="10pt" fo:language="en" fo:country="US" style:font-name-asian="Helvetica" style:font-size-asian="10pt" style:language-asian="en" style:country-asian="US" style:font-name-complex="Helvetica" style:font-size-complex="10pt" style:language-complex="en" style:country-complex="US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 style:font-name="Helvetica" fo:font-size="9.5pt" fo:language="en" fo:country="US" style:font-name-asian="Helvetica" style:font-size-asian="9.5pt" style:language-asian="en" style:country-asian="US" style:font-name-complex="Helvetica" style:font-size-complex="5.40000009536743pt" style:language-complex="en" style:country-complex="US"/>
    </style:style>
    <style:style style:name="ce6" style:family="table-cell" style:parent-style-name="Default">
      <style:table-cell-properties fo:background-color="transparent"/>
      <style:text-properties fo:color="#000000" style:text-outline="false" style:text-line-through-style="none" style:font-name="Helvetica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  <style:text-properties fo:color="#000000" style:font-name="Arial" fo:font-size="10pt" style:font-name-asian="Arial Unicode MS" style:font-size-asian="10pt" style:font-name-complex="Arial Unicode MS" style:font-size-complex="10pt"/>
    </style:style>
    <style:style style:name="ce8" style:family="table-cell" style:parent-style-name="Default">
      <style:table-cell-properties fo:background-color="transparent" fo:wrap-option="wrap" style:vertical-align="top"/>
      <style:text-properties fo:color="#000000" style:font-name="Arial" fo:font-size="10pt" fo:language="en" fo:country="US" fo:font-weight="bold" style:font-size-asian="10pt" style:language-asian="en" style:country-asian="US" style:font-weight-asian="bold" style:font-name-complex="Tahoma" style:font-size-complex="10pt" style:language-complex="en" style:country-complex="US" style:font-weight-complex="bold"/>
    </style:style>
    <style:style style:name="ce9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size-asian="10pt" style:font-size-complex="10pt"/>
    </style:style>
    <style:style style:name="ce10" style:family="table-cell" style:parent-style-name="Default">
      <style:text-properties fo:color="#000000"/>
    </style:style>
  </office:automatic-styles>
  <office:body>
    <office:spreadsheet>
      <table:table table:name="Foglio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1005" table:default-cell-style-name="ce2"/>
        <table:table-column table:style-name="co1" table:default-cell-style-name="ce4"/>
        <table:table-column table:style-name="co1" table:default-cell-style-name="ce10"/>
        <table:table-row table:style-name="ro2">
          <table:table-cell table:style-name="ce1" office:value-type="string">
            <text:p>title</text:p>
          </table:table-cell>
          <table:table-cell table:style-name="ce1" office:value-type="string">
            <text:p>bibtex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wearability</text:p>
          </table:table-cell>
          <table:table-cell table:style-name="ce1" office:value-type="string">
            <text:p>presentation_mode</text:p>
          </table:table-cell>
          <table:table-cell table:style-name="ce1" office:value-type="string">
            <text:p>deployment_context</text:p>
          </table:table-cell>
          <table:table-cell table:style-name="ce1" office:value-type="string">
            <text:p>form_factor</text:p>
          </table:table-cell>
          <table:table-cell table:style-name="ce1" office:value-type="string">
            <text:p>target_body_area</text:p>
          </table:table-cell>
          <table:table-cell table:style-name="ce1" office:value-type="string">
            <text:p>stimulation_scope</text:p>
          </table:table-cell>
          <table:table-cell table:style-name="ce1" office:value-type="string">
            <text:p>stimulus_type</text:p>
          </table:table-cell>
          <table:table-cell table:style-name="ce1" office:value-type="string">
            <text:p>actuator_type</text:p>
          </table:table-cell>
          <table:table-cell table:style-name="ce1" office:value-type="string">
            <text:p>audio-tactile_mapping</text:p>
          </table:table-cell>
          <table:table-cell table:style-name="ce1" office:value-type="string">
            <text:p>purpose</text:p>
          </table:table-cell>
          <table:table-cell table:style-name="ce1" office:value-type="string">
            <text:p>audio_device</text:p>
          </table:table-cell>
          <table:table-cell table:style-name="ce1" office:value-type="string">
            <text:p>accessibility_focus</text:p>
          </table:table-cell>
          <table:table-cell table:style-name="ce8" office:value-type="string">
            <text:p>connectivity</text:p>
          </table:table-cell>
          <table:table-cell table:style-name="ce1" office:value-type="string">
            <text:p>application_domain</text:p>
          </table:table-cell>
          <table:table-cell table:style-name="ce1" table:number-columns-repeated="2"/>
          <table:table-cell table:style-name="ce9"/>
          <table:table-cell table:number-columns-repeated="1004"/>
        </table:table-row>
        <table:table-row table:style-name="ro1">
          <table:table-cell office:value-type="string">
            <text:p>Audio-Tactile Rendering- A Review on Technology and Methods to Convey Musical Information through the Sense of Touch</text:p>
          </table:table-cell>
          <table:table-cell office:value-type="string">
            <text:p>remache2021audio</text:p>
          </table:table-cell>
          <table:table-cell office:value-type="float" office:value="2021">
            <text:p>2021</text:p>
          </table:table-cell>
          <table:table-cell table:number-columns-repeated="11" office:value-type="string">
            <text:p>NA</text:p>
          </table:table-cell>
          <table:table-cell office:value-type="string">
            <text:p>no</text:p>
          </table:table-cell>
          <table:table-cell office:value-type="string">
            <text:p>NA</text:p>
          </table:table-cell>
          <table:table-cell office:value-type="string">
            <text:p>review_paper</text:p>
          </table:table-cell>
          <table:table-cell table:number-columns-repeated="1007"/>
        </table:table-row>
        <table:table-row table:style-name="ro1">
          <table:table-cell office:value-type="string">
            <text:p>Musical haptics</text:p>
          </table:table-cell>
          <table:table-cell office:value-type="string">
            <text:p>papetti2018musical</text:p>
          </table:table-cell>
          <table:table-cell office:value-type="float" office:value="2018">
            <text:p>2018</text:p>
          </table:table-cell>
          <table:table-cell table:number-columns-repeated="11" office:value-type="string">
            <text:p>NA</text:p>
          </table:table-cell>
          <table:table-cell office:value-type="string">
            <text:p>no</text:p>
          </table:table-cell>
          <table:table-cell office:value-type="string">
            <text:p>NA</text:p>
          </table:table-cell>
          <table:table-cell office:value-type="string">
            <text:p>review_paper</text:p>
          </table:table-cell>
          <table:table-cell table:number-columns-repeated="1007"/>
        </table:table-row>
        <table:table-row table:style-name="ro1">
          <table:table-cell office:value-type="string">
            <text:p>Can Haptic Stimulation Enhance Music Perception in Hearing-Impaired Listeners?</text:p>
          </table:table-cell>
          <table:table-cell office:value-type="string">
            <text:p>fletcher2021can</text:p>
          </table:table-cell>
          <table:table-cell office:value-type="float" office:value="2021">
            <text:p>2021</text:p>
          </table:table-cell>
          <table:table-cell table:number-columns-repeated="11" office:value-type="string">
            <text:p>NA</text:p>
          </table:table-cell>
          <table:table-cell office:value-type="string">
            <text:p>DHH</text:p>
          </table:table-cell>
          <table:table-cell office:value-type="string">
            <text:p>NA</text:p>
          </table:table-cell>
          <table:table-cell office:value-type="string">
            <text:p>review_paper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Auditory-Tactile Narratives: Designing New Embodied Auditory-Tactile Mappings Using Body Maps</text:p>
          </table:table-cell>
          <table:table-cell office:value-type="string">
            <text:p>cavdir2024auditory</text:p>
          </table:table-cell>
          <table:table-cell office:value-type="float" office:value="2024">
            <text:p>2024</text:p>
          </table:table-cell>
          <table:table-cell office:value-type="string">
            <text:p>both</text:p>
          </table:table-cell>
          <table:table-cell office:value-type="string">
            <text:p>recorded</text:p>
          </table:table-cell>
          <table:table-cell office:value-type="string">
            <text:p>NA</text:p>
          </table:table-cell>
          <table:table-cell office:value-type="string">
            <text:p>chair and fingers device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combination (voice_coil and ERMs)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less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Configuring a Haptic Interface for Music Performance</text:p>
          </table:table-cell>
          <table:table-cell office:value-type="string">
            <text:p>armitage2015configuring</text:p>
          </table:table-cell>
          <table:table-cell office:value-type="float" office:value="2015">
            <text:p>2015</text:p>
          </table:table-cell>
          <table:table-cell office:value-type="string">
            <text:p>no</text:p>
          </table:table-cell>
          <table:table-cell office:value-type="string">
            <text:p>live</text:p>
          </table:table-cell>
          <table:table-cell office:value-type="string">
            <text:p>performance</text:p>
          </table:table-cell>
          <table:table-cell office:value-type="string">
            <text:p>chair</text:p>
          </table:table-cell>
          <table:table-cell office:value-type="string">
            <text:p>back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Cutaneous grooves: composing for the sense of touch</text:p>
          </table:table-cell>
          <table:table-cell office:value-type="string">
            <text:p>gunther2003cutaneous</text:p>
          </table:table-cell>
          <table:table-cell office:value-type="float" office:value="2010">
            <text:p>2010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formance</text:p>
          </table:table-cell>
          <table:table-cell office:value-type="string">
            <text:p>suit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Feeling Sound: Exploring a Haptic-Audio Relationship</text:p>
          </table:table-cell>
          <table:table-cell office:value-type="string">
            <text:p>armitage2015feeling</text:p>
          </table:table-cell>
          <table:table-cell office:value-type="float" office:value="2015">
            <text:p>2015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installation</text:p>
          </table:table-cell>
          <table:table-cell office:value-type="string">
            <text:p>chair</text:p>
          </table:table-cell>
          <table:table-cell office:value-type="string">
            <text:p>back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‘Unheard’ Sounds</text:p>
          </table:table-cell>
          <table:table-cell office:value-type="string">
            <text:p>armitage2015unheard</text:p>
          </table:table-cell>
          <table:table-cell office:value-type="float" office:value="2015">
            <text:p>2015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installation</text:p>
          </table:table-cell>
          <table:table-cell office:value-type="string">
            <text:p>chair</text:p>
          </table:table-cell>
          <table:table-cell office:value-type="string">
            <text:p>back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An Adaptive Musical Vibrotactile System (MuViT) for Modern Smartphones</text:p>
          </table:table-cell>
          <table:table-cell office:value-type="string">
            <text:p>yan2022adaptive</text:p>
          </table:table-cell>
          <table:table-cell office:value-type="float" office:value="2022">
            <text:p>2022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smartphone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LRAs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either</text:p>
          </table:table-cell>
          <table:table-cell office:value-type="string">
            <text:p>no</text:p>
          </table:table-cell>
          <table:table-cell office:value-type="string">
            <text:p>standalone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Feeling the effort of classical musicians-a pipeline from electromyography to smartphone vibration for live music performance</text:p>
          </table:table-cell>
          <table:table-cell office:value-type="string">
            <text:p>verdugo2022feeling</text:p>
          </table:table-cell>
          <table:table-cell office:value-type="float" office:value="2022">
            <text:p>2022</text:p>
          </table:table-cell>
          <table:table-cell office:value-type="string">
            <text:p>no</text:p>
          </table:table-cell>
          <table:table-cell office:value-type="string">
            <text:p>live</text:p>
          </table:table-cell>
          <table:table-cell office:value-type="string">
            <text:p>performance</text:p>
          </table:table-cell>
          <table:table-cell office:value-type="string">
            <text:p>smartphone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LRAs</text:p>
          </table:table-cell>
          <table:table-cell table:style-name="ce4" office:value-type="string">
            <text:p>NA</text:p>
          </table:table-cell>
          <table:table-cell office:value-type="string">
            <text:p>performer_understanding</text:p>
          </table:table-cell>
          <table:table-cell office:value-type="string">
            <text:p>either</text:p>
          </table:table-cell>
          <table:table-cell office:value-type="string">
            <text:p>no</text:p>
          </table:table-cell>
          <table:table-cell office:value-type="string">
            <text:p>wireless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Feeling the music- exploring emotional effects of auditory- tactile musical experiences</text:p>
          </table:table-cell>
          <table:table-cell office:value-type="string">
            <text:p>schwartz2025feeling</text:p>
          </table:table-cell>
          <table:table-cell office:value-type="float" office:value="2025">
            <text:p>2025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NA</text:p>
          </table:table-cell>
          <table:table-cell office:value-type="string">
            <text:p>glove, vest, band</text:p>
          </table:table-cell>
          <table:table-cell office:value-type="string">
            <text:p>palm,chest, ankle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FeelMusic: Enriching our emotive experience of music through audio-tactile mappings</text:p>
          </table:table-cell>
          <table:table-cell office:value-type="string">
            <text:p>haynes2021feelmusic</text:p>
          </table:table-cell>
          <table:table-cell office:value-type="float" office:value="2021">
            <text:p>2021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sleeve</text:p>
          </table:table-cell>
          <table:table-cell office:value-type="string">
            <text:p>upper_arm, fore arm</text:p>
          </table:table-cell>
          <table:table-cell office:value-type="string">
            <text:p>multiple</text:p>
          </table:table-cell>
          <table:table-cell office:value-type="string">
            <text:p>displacement, vibration</text:p>
          </table:table-cell>
          <table:table-cell office:value-type="string">
            <text:p>combination (ERMs and air pump)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Haptic Music Feedback through Audio Decomposition</text:p>
          </table:table-cell>
          <table:table-cell office:value-type="string">
            <text:p>shin2025haptic</text:p>
          </table:table-cell>
          <table:table-cell office:value-type="float" office:value="2025">
            <text:p>2025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gloves, vest</text:p>
          </table:table-cell>
          <table:table-cell office:value-type="string">
            <text:p>hand, chest, back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combination (ERMs and LRAs)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either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Haptic music: exploring whole-body vibrations and tactile sound for a multisensory music installation</text:p>
          </table:table-cell>
          <table:table-cell office:value-type="string">
            <text:p>frid2020haptic</text:p>
          </table:table-cell>
          <table:table-cell office:value-type="float" office:value="2020">
            <text:p>2020</text:p>
          </table:table-cell>
          <table:table-cell office:value-type="string">
            <text:p>no</text:p>
          </table:table-cell>
          <table:table-cell office:value-type="string">
            <text:p>interactive</text:p>
          </table:table-cell>
          <table:table-cell office:value-type="string">
            <text:p>installation</text:p>
          </table:table-cell>
          <table:table-cell office:value-type="string">
            <text:p>floor</text:p>
          </table:table-cell>
          <table:table-cell office:value-type="string">
            <text:p>vertical_whole_body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Haptic-Listening and the Classical Guitar</text:p>
          </table:table-cell>
          <table:table-cell office:value-type="string">
            <text:p>mcdowell2018haptic</text:p>
          </table:table-cell>
          <table:table-cell office:value-type="float" office:value="2018">
            <text:p>2018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cushion</text:p>
          </table:table-cell>
          <table:table-cell office:value-type="string">
            <text:p>Sternum, chest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Haptification of performer's control gestures in live electronic music performance</text:p>
          </table:table-cell>
          <table:table-cell office:value-type="string">
            <text:p>turchet2019haptification</text:p>
          </table:table-cell>
          <table:table-cell office:value-type="float" office:value="2019">
            <text:p>2019</text:p>
          </table:table-cell>
          <table:table-cell office:value-type="string">
            <text:p>yes</text:p>
          </table:table-cell>
          <table:table-cell office:value-type="string">
            <text:p>live</text:p>
          </table:table-cell>
          <table:table-cell office:value-type="string">
            <text:p>performance</text:p>
          </table:table-cell>
          <table:table-cell office:value-type="string">
            <text:p>armband</text:p>
          </table:table-cell>
          <table:table-cell office:value-type="string">
            <text:p>upper_arm 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table:style-name="ce4" office:value-type="string">
            <text:p>NA</text:p>
          </table:table-cell>
          <table:table-cell office:value-type="string">
            <text:p>performer_understanding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less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Harmonious Touch: Haptic Wristband for Home Listening Experience</text:p>
          </table:table-cell>
          <table:table-cell office:value-type="string">
            <text:p>melder2024harmonious</text:p>
          </table:table-cell>
          <table:table-cell office:value-type="float" office:value="2024">
            <text:p>2024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wristband</text:p>
          </table:table-cell>
          <table:table-cell office:value-type="string">
            <text:p>wrist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either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Implementation of Tension-Based Compact Necklace-Type Haptic Device Achieving Widespread Transmission of Low-Frequency Vibrations</text:p>
          </table:table-cell>
          <table:table-cell office:value-type="string">
            <text:p>yamazaki2022implementation</text:p>
          </table:table-cell>
          <table:table-cell office:value-type="float" office:value="2022">
            <text:p>2022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necklace</text:p>
          </table:table-cell>
          <table:table-cell office:value-type="string">
            <text:p>chest, neck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standalone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Mapping Monophonic MIDI Tracks to Vibrotactile Stimuli Using Tactile Illusions</text:p>
          </table:table-cell>
          <table:table-cell office:value-type="string">
            <text:p>remache2022mapping</text:p>
          </table:table-cell>
          <table:table-cell office:value-type="float" office:value="2022">
            <text:p>2022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hands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CollarBeat: Whole Body Vibrotactile Presentation via the Collarbone to Enrich Music Listening Experience</text:p>
          </table:table-cell>
          <table:table-cell office:value-type="string">
            <text:p>sakuragi2015collarbeat</text:p>
          </table:table-cell>
          <table:table-cell office:value-type="float" office:value="2015">
            <text:p>2015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whole_body (collarbone, buttocks, head, and palms)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table:style-name="ce7"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Composition Techniques for the Ilinx Vibrotactile Garment</text:p>
          </table:table-cell>
          <table:table-cell office:value-type="string">
            <text:p>hattwick2015composition</text:p>
          </table:table-cell>
          <table:table-cell office:value-type="float" office:value="2015">
            <text:p>2015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installation</text:p>
          </table:table-cell>
          <table:table-cell office:value-type="string">
            <text:p>suit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less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Demo of interactions between a performer playing a Smart Mandolin and audience members using Musical Haptic Wearables</text:p>
          </table:table-cell>
          <table:table-cell office:value-type="string">
            <text:p>turchet2018demo</text:p>
          </table:table-cell>
          <table:table-cell office:value-type="float" office:value="2018">
            <text:p>2018</text:p>
          </table:table-cell>
          <table:table-cell office:value-type="string">
            <text:p>yes</text:p>
          </table:table-cell>
          <table:table-cell office:value-type="string">
            <text:p>live</text:p>
          </table:table-cell>
          <table:table-cell office:value-type="string">
            <text:p>performance</text:p>
          </table:table-cell>
          <table:table-cell office:value-type="string">
            <text:p>armband</text:p>
          </table:table-cell>
          <table:table-cell office:value-type="string">
            <text:p>upper_arm 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less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Hapbeat: Single DOF Wide Range Wearable Haptic Display</text:p>
          </table:table-cell>
          <table:table-cell office:value-type="string">
            <text:p>yamazaki2017hapbeat</text:p>
          </table:table-cell>
          <table:table-cell office:value-type="float" office:value="2017">
            <text:p>2017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belt</text:p>
          </table:table-cell>
          <table:table-cell office:value-type="string">
            <text:p>trunk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less</text:p>
          </table:table-cell>
          <table:table-cell office:value-type="string">
            <text:p>VR</text:p>
          </table:table-cell>
          <table:table-cell table:number-columns-repeated="1007"/>
        </table:table-row>
        <table:table-row table:style-name="ro1">
          <table:table-cell office:value-type="string">
            <text:p>Livejacket: Wearable music experience device with multiple speakers</text:p>
          </table:table-cell>
          <table:table-cell office:value-type="string">
            <text:p>hashizume2018livejacket</text:p>
          </table:table-cell>
          <table:table-cell office:value-type="float" office:value="2018">
            <text:p>2018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jacket</text:p>
          </table:table-cell>
          <table:table-cell office:value-type="string">
            <text:p>upper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table:style-name="ce7"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either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Mood Glove: A haptic wearable prototype system to enhance mood music in film</text:p>
          </table:table-cell>
          <table:table-cell office:value-type="string">
            <text:p>mazzoni2016moodglove</text:p>
          </table:table-cell>
          <table:table-cell office:value-type="float" office:value="2016">
            <text:p>2016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glove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cinema</text:p>
          </table:table-cell>
          <table:table-cell table:number-columns-repeated="1007"/>
        </table:table-row>
        <table:table-row table:style-name="ro1">
          <table:table-cell office:value-type="string">
            <text:p>Multimodal Music Composition</text:p>
          </table:table-cell>
          <table:table-cell office:value-type="string">
            <text:p>armitage2013multimodal</text:p>
          </table:table-cell>
          <table:table-cell office:value-type="float" office:value="2013">
            <text:p>2013</text:p>
          </table:table-cell>
          <table:table-cell table:number-columns-repeated="11" office:value-type="string">
            <text:p>NA</text:p>
          </table:table-cell>
          <table:table-cell office:value-type="string">
            <text:p>no</text:p>
          </table:table-cell>
          <table:table-cell office:value-type="string">
            <text:p>NA</text:p>
          </table:table-cell>
          <table:table-cell office:value-type="string">
            <text:p>theoretical_paper</text:p>
          </table:table-cell>
          <table:table-cell table:number-columns-repeated="1007"/>
        </table:table-row>
        <table:table-row table:style-name="ro1">
          <table:table-cell office:value-type="string">
            <text:p>Musical haptics for the listener: Reflections of a design practitioner</text:p>
          </table:table-cell>
          <table:table-cell office:value-type="string">
            <text:p>turchet2022musical</text:p>
          </table:table-cell>
          <table:table-cell office:value-type="float" office:value="2022">
            <text:p>2022</text:p>
          </table:table-cell>
          <table:table-cell table:number-columns-repeated="11" office:value-type="string">
            <text:p>NA</text:p>
          </table:table-cell>
          <table:table-cell office:value-type="string">
            <text:p>no</text:p>
          </table:table-cell>
          <table:table-cell office:value-type="string">
            <text:p>NA</text:p>
          </table:table-cell>
          <table:table-cell office:value-type="string">
            <text:p>theoretical_paper</text:p>
          </table:table-cell>
          <table:table-cell table:number-columns-repeated="1007"/>
        </table:table-row>
        <table:table-row table:style-name="ro1">
          <table:table-cell office:value-type="string">
            <text:p>Music Tactalizer: A Wearable Haptic Music Player with Multi-Feature Audio-Tactile Rendering</text:p>
          </table:table-cell>
          <table:table-cell office:value-type="string">
            <text:p>see2025music</text:p>
          </table:table-cell>
          <table:table-cell office:value-type="float" office:value="2025">
            <text:p>2025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glove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displacement</text:p>
          </table:table-cell>
          <table:table-cell office:value-type="string">
            <text:p>piezo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either</text:p>
          </table:table-cell>
          <table:table-cell office:value-type="string">
            <text:p>no</text:p>
          </table:table-cell>
          <table:table-cell office:value-type="string">
            <text:p>wireless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Feeling connected: the role of haptic feedback in VR concerts and the impact of haptic music players on the music listening experience</text:p>
          </table:table-cell>
          <table:table-cell office:value-type="string">
            <text:p>venkatesan2023feeling</text:p>
          </table:table-cell>
          <table:table-cell office:value-type="float" office:value="2023">
            <text:p>2023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wristband</text:p>
          </table:table-cell>
          <table:table-cell office:value-type="string">
            <text:p>wrist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less</text:p>
          </table:table-cell>
          <table:table-cell office:value-type="string">
            <text:p>VR</text:p>
          </table:table-cell>
          <table:table-cell table:number-columns-repeated="1007"/>
        </table:table-row>
        <table:table-row table:style-name="ro1">
          <table:table-cell office:value-type="string">
            <text:p>Multisensory Music Listening in Affective Virtual Environments</text:p>
          </table:table-cell>
          <table:table-cell office:value-type="string">
            <text:p>turchet2025multisensory</text:p>
          </table:table-cell>
          <table:table-cell office:value-type="float" office:value="2025">
            <text:p>2025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vest</text:p>
          </table:table-cell>
          <table:table-cell office:value-type="string">
            <text:p>torso, back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VR</text:p>
          </table:table-cell>
          <table:table-cell table:number-columns-repeated="1007"/>
        </table:table-row>
        <table:table-row table:style-name="ro1">
          <table:table-cell office:value-type="string">
            <text:p>Musinger: Communication of Music over a Distance with Wearable Haptic Display and Touch Sensitive Surface</text:p>
          </table:table-cell>
          <table:table-cell office:value-type="string">
            <text:p>cabrera2024musinger</text:p>
          </table:table-cell>
          <table:table-cell office:value-type="float" office:value="2024">
            <text:p>2024</text:p>
          </table:table-cell>
          <table:table-cell office:value-type="string">
            <text:p>yes</text:p>
          </table:table-cell>
          <table:table-cell office:value-type="string">
            <text:p>live</text:p>
          </table:table-cell>
          <table:table-cell office:value-type="string">
            <text:p>performance</text:p>
          </table:table-cell>
          <table:table-cell office:value-type="string">
            <text:p>robotic_interface</text:p>
          </table:table-cell>
          <table:table-cell office:value-type="string">
            <text:p>forearm</text:p>
          </table:table-cell>
          <table:table-cell office:value-type="string">
            <text:p>single</text:p>
          </table:table-cell>
          <table:table-cell office:value-type="string">
            <text:p>displacement</text:p>
          </table:table-cell>
          <table:table-cell office:value-type="string">
            <text:p>servo_motor</text:p>
          </table:table-cell>
          <table:table-cell table:style-name="ce4" office:value-type="string">
            <text:p>NA</text:p>
          </table:table-cell>
          <table:table-cell office:value-type="string">
            <text:p>performer_understanding</text:p>
          </table:table-cell>
          <table:table-cell office:value-type="string">
            <text:p>none</text:p>
          </table:table-cell>
          <table:table-cell office:value-type="string">
            <text:p>DHH</text:p>
          </table:table-cell>
          <table:table-cell office:value-type="string">
            <text:p>wireless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MUVIB: Music and Vibration</text:p>
          </table:table-cell>
          <table:table-cell office:value-type="string">
            <text:p>la2014muvib</text:p>
          </table:table-cell>
          <table:table-cell office:value-type="float" office:value="2014">
            <text:p>2014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wristband</text:p>
          </table:table-cell>
          <table:table-cell office:value-type="string">
            <text:p>wrist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headphones</text:p>
          </table:table-cell>
          <table:table-cell office:value-type="string">
            <text:p>DHH</text:p>
          </table:table-cell>
          <table:table-cell office:value-type="string">
            <text:p>wireless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Navigation Method Enhancing Music Listening Experience by Stimulating Both Neck Sides With Modulated Musical Vibration</text:p>
          </table:table-cell>
          <table:table-cell office:value-type="string">
            <text:p>yamazaki2023navigation</text:p>
          </table:table-cell>
          <table:table-cell office:value-type="float" office:value="2023">
            <text:p>2023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necklace</text:p>
          </table:table-cell>
          <table:table-cell office:value-type="string">
            <text:p>chest, neck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less</text:p>
          </table:table-cell>
          <table:table-cell office:value-type="string">
            <text:p>VR</text:p>
          </table:table-cell>
          <table:table-cell table:number-columns-repeated="1007"/>
        </table:table-row>
        <table:table-row table:style-name="ro1">
          <table:table-cell office:value-type="string">
            <text:p>PalmBeat: A Kinesthetic Way to Feel Groove With Music</text:p>
          </table:table-cell>
          <table:table-cell office:value-type="string">
            <text:p>sun2021palmbeat</text:p>
          </table:table-cell>
          <table:table-cell office:value-type="float" office:value="2021">
            <text:p>2021</text:p>
          </table:table-cell>
          <table:table-cell office:value-type="string">
            <text:p>yes</text:p>
          </table:table-cell>
          <table:table-cell office:value-type="string">
            <text:p>live</text:p>
          </table:table-cell>
          <table:table-cell office:value-type="string">
            <text:p>personal_use</text:p>
          </table:table-cell>
          <table:table-cell office:value-type="string">
            <text:p>glove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displacement</text:p>
          </table:table-cell>
          <table:table-cell office:value-type="string">
            <text:p>servo_motor</text:p>
          </table:table-cell>
          <table:table-cell table:style-name="ce4" office:value-type="string">
            <text:p>NA</text:p>
          </table:table-cell>
          <table:table-cell office:value-type="string">
            <text:p>performer_understanding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VR</text:p>
          </table:table-cell>
          <table:table-cell table:number-columns-repeated="1007"/>
        </table:table-row>
        <table:table-row table:style-name="ro1">
          <table:table-cell office:value-type="string">
            <text:p>Evaluation of audio-tactile congruences for a wearable musical interface</text:p>
          </table:table-cell>
          <table:table-cell office:value-type="string">
            <text:p>aker2024evaluation</text:p>
          </table:table-cell>
          <table:table-cell office:value-type="float" office:value="2024">
            <text:p>2024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vest</text:p>
          </table:table-cell>
          <table:table-cell office:value-type="string">
            <text:p>back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Real-Time Dual-Band Haptic Music Player for Mobile Devices</text:p>
          </table:table-cell>
          <table:table-cell office:value-type="string">
            <text:p>hwang2013real</text:p>
          </table:table-cell>
          <table:table-cell office:value-type="float" office:value="2013">
            <text:p>2013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smartphone / handheld mockup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DMA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Reducing preferred listening levels in headphones through coherent audiotactile stimulation</text:p>
          </table:table-cell>
          <table:table-cell office:value-type="string">
            <text:p>liapikou2024reducing</text:p>
          </table:table-cell>
          <table:table-cell office:value-type="float" office:value="2024">
            <text:p>2024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headphones</text:p>
          </table:table-cell>
          <table:table-cell office:value-type="string">
            <text:p>hea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Perceived auditory dynamic range is enhanced with wrist-based tactile stimulation</text:p>
          </table:table-cell>
          <table:table-cell office:value-type="string">
            <text:p>aker2024perceived</text:p>
          </table:table-cell>
          <table:table-cell office:value-type="float" office:value="2024">
            <text:p>2024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bracelet</text:p>
          </table:table-cell>
          <table:table-cell office:value-type="string">
            <text:p>wrist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Skin Music (2012)- an Audio-Haptic Composition for Ears and Body</text:p>
          </table:table-cell>
          <table:table-cell office:value-type="string">
            <text:p>hayes2015skin</text:p>
          </table:table-cell>
          <table:table-cell office:value-type="float" office:value="2015">
            <text:p>2015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installation</text:p>
          </table:table-cell>
          <table:table-cell office:value-type="string">
            <text:p>chair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combination (voice_coil and ERMs and piezo)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Smart Mandolin and Musical Haptic Gilet: effects of vibro-tactile stimuli during live music performance</text:p>
          </table:table-cell>
          <table:table-cell office:value-type="string">
            <text:p>turchet2019smart</text:p>
          </table:table-cell>
          <table:table-cell office:value-type="float" office:value="2019">
            <text:p>2019</text:p>
          </table:table-cell>
          <table:table-cell office:value-type="string">
            <text:p>yes</text:p>
          </table:table-cell>
          <table:table-cell office:value-type="string">
            <text:p>live</text:p>
          </table:table-cell>
          <table:table-cell office:value-type="string">
            <text:p>performance</text:p>
          </table:table-cell>
          <table:table-cell office:value-type="string">
            <text:p>vest</text:p>
          </table:table-cell>
          <table:table-cell office:value-type="string">
            <text:p>upper_body 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less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Tactile composition: configurations and communications for a musical haptic chair</text:p>
          </table:table-cell>
          <table:table-cell office:value-type="string">
            <text:p>armitage2014tactile</text:p>
          </table:table-cell>
          <table:table-cell office:value-type="float" office:value="2014">
            <text:p>2014</text:p>
          </table:table-cell>
          <table:table-cell office:value-type="string">
            <text:p>no</text:p>
          </table:table-cell>
          <table:table-cell office:value-type="string">
            <text:p>live</text:p>
          </table:table-cell>
          <table:table-cell office:value-type="string">
            <text:p>performance</text:p>
          </table:table-cell>
          <table:table-cell office:value-type="string">
            <text:p>chair</text:p>
          </table:table-cell>
          <table:table-cell office:value-type="string">
            <text:p>back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Tension-Based Wearable Vibroacoustic Device for Music Appreciation</text:p>
          </table:table-cell>
          <table:table-cell office:value-type="string">
            <text:p>yamazaki2016tension</text:p>
          </table:table-cell>
          <table:table-cell office:value-type="float" office:value="2016">
            <text:p>2016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necklace</text:p>
          </table:table-cell>
          <table:table-cell office:value-type="string">
            <text:p>chest, neck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less</text:p>
          </table:table-cell>
          <table:table-cell office:value-type="string">
            <text:p>VR</text:p>
          </table:table-cell>
          <table:table-cell table:number-columns-repeated="1007"/>
        </table:table-row>
        <table:table-row table:style-name="ro1">
          <table:table-cell office:value-type="string">
            <text:p>The Emoti-Chair: An Interactive Tactile Music Exhibit</text:p>
          </table:table-cell>
          <table:table-cell office:value-type="string">
            <text:p>karam2010emoti</text:p>
          </table:table-cell>
          <table:table-cell office:value-type="float" office:value="2010">
            <text:p>2010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installation</text:p>
          </table:table-cell>
          <table:table-cell office:value-type="string">
            <text:p>chair</text:p>
          </table:table-cell>
          <table:table-cell office:value-type="string">
            <text:p>back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loudspeakers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The hedonic haptic player</text:p>
          </table:table-cell>
          <table:table-cell office:value-type="string">
            <text:p>vallgaarda2017hedonic</text:p>
          </table:table-cell>
          <table:table-cell office:value-type="float" office:value="2017">
            <text:p>2017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upper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standalone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The hedonic haptics player: a wearable device to experience vibrotactile compositions</text:p>
          </table:table-cell>
          <table:table-cell office:value-type="string">
            <text:p>boer2017hedonic</text:p>
          </table:table-cell>
          <table:table-cell office:value-type="float" office:value="2017">
            <text:p>2017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upper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standalone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The Ilinx Garment: Whole-body tactile experience in a multisensorial art installation</text:p>
          </table:table-cell>
          <table:table-cell office:value-type="string">
            <text:p>lamontagne2015ilinx</text:p>
          </table:table-cell>
          <table:table-cell office:value-type="float" office:value="2015">
            <text:p>2015</text:p>
          </table:table-cell>
          <table:table-cell office:value-type="string">
            <text:p>yes</text:p>
          </table:table-cell>
          <table:table-cell office:value-type="string">
            <text:p>live</text:p>
          </table:table-cell>
          <table:table-cell office:value-type="string">
            <text:p>installation</text:p>
          </table:table-cell>
          <table:table-cell office:value-type="string">
            <text:p>suit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less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Ouch ThE Music: Displaying Live Music into Vibration</text:p>
          </table:table-cell>
          <table:table-cell office:value-type="string">
            <text:p>pate2022touch</text:p>
          </table:table-cell>
          <table:table-cell table:style-name="ce4" office:value-type="float" office:value="2022">
            <text:p>2022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live</text:p>
          </table:table-cell>
          <table:table-cell table:style-name="ce4" office:value-type="string">
            <text:p>performance</text:p>
          </table:table-cell>
          <table:table-cell office:value-type="string">
            <text:p>ad_hoc_form_factor</text:p>
          </table:table-cell>
          <table:table-cell office:value-type="string">
            <text:p>hands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ad-hoc_composition</text:p>
          </table:table-cell>
          <table:table-cell office:value-type="string">
            <text:p>sensory_substitution</text:p>
          </table:table-cell>
          <table:table-cell office:value-type="string">
            <text:p>loudspeakers</text:p>
          </table:table-cell>
          <table:table-cell office:value-type="string">
            <text:p>DHH</text:p>
          </table:table-cell>
          <table:table-cell office:value-type="string">
            <text:p>wireless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Design and implementation of a whole-body haptic suit for “Ilinx”, a multisensory art installation</text:p>
          </table:table-cell>
          <table:table-cell table:style-name="ce4" office:value-type="string">
            <text:p>giordano2015design</text:p>
          </table:table-cell>
          <table:table-cell office:value-type="float" office:value="2015">
            <text:p>2015</text:p>
          </table:table-cell>
          <table:table-cell office:value-type="string">
            <text:p>yes</text:p>
          </table:table-cell>
          <table:table-cell office:value-type="string">
            <text:p>live</text:p>
          </table:table-cell>
          <table:table-cell office:value-type="string">
            <text:p>installation</text:p>
          </table:table-cell>
          <table:table-cell office:value-type="string">
            <text:p>suit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less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Towards an aesthetics of touch</text:p>
          </table:table-cell>
          <table:table-cell table:style-name="ce4" office:value-type="string">
            <text:p>hayes2017towards</text:p>
          </table:table-cell>
          <table:table-cell table:style-name="ce4" office:value-type="float" office:value="2017">
            <text:p>2017</text:p>
          </table:table-cell>
          <table:table-cell table:number-columns-repeated="9" table:style-name="ce4" office:value-type="string">
            <text:p>NA</text:p>
          </table:table-cell>
          <table:table-cell office:value-type="string">
            <text:p>NA</text:p>
          </table:table-cell>
          <table:table-cell table:style-name="ce4" office:value-type="string">
            <text:p>NA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NA</text:p>
          </table:table-cell>
          <table:table-cell table:style-name="ce4" office:value-type="string">
            <text:p>theoretical_paper</text:p>
          </table:table-cell>
          <table:table-cell table:number-columns-repeated="1007"/>
        </table:table-row>
        <table:table-row table:style-name="ro1">
          <table:table-cell office:value-type="string">
            <text:p>Vibratory and acoustical factors in multimodal reproduction of concert DVDs</text:p>
          </table:table-cell>
          <table:table-cell office:value-type="string">
            <text:p>merchel2009vibratory</text:p>
          </table:table-cell>
          <table:table-cell office:value-type="float" office:value="2009">
            <text:p>2009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installation</text:p>
          </table:table-cell>
          <table:table-cell office:value-type="string">
            <text:p>floor</text:p>
          </table:table-cell>
          <table:table-cell office:value-type="string">
            <text:p>vertical_whole_body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Vibrotactile display of music on the human back</text:p>
          </table:table-cell>
          <table:table-cell office:value-type="string">
            <text:p>branje2010vibrotactile</text:p>
          </table:table-cell>
          <table:table-cell office:value-type="float" office:value="2010">
            <text:p>2010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back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Vibrotactile enhancement of musical engagement</text:p>
          </table:table-cell>
          <table:table-cell office:value-type="string">
            <text:p>siedenburg2024vibrotactile</text:p>
          </table:table-cell>
          <table:table-cell office:value-type="float" office:value="2024">
            <text:p>2024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chair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Undetectable very-low frequency sound increases dancing at a live concert</text:p>
          </table:table-cell>
          <table:table-cell office:value-type="string">
            <text:p>cameron2022undetectable</text:p>
          </table:table-cell>
          <table:table-cell office:value-type="float" office:value="2022">
            <text:p>2022</text:p>
          </table:table-cell>
          <table:table-cell office:value-type="string">
            <text:p>no</text:p>
          </table:table-cell>
          <table:table-cell office:value-type="string">
            <text:p>live</text:p>
          </table:table-cell>
          <table:table-cell office:value-type="string">
            <text:p>performance</text:p>
          </table:table-cell>
          <table:table-cell office:value-type="string">
            <text:p>NA</text:p>
          </table:table-cell>
          <table:table-cell office:value-type="string">
            <text:p>whole_body</text:p>
          </table:table-cell>
          <table:table-cell office:value-type="string">
            <text:p>NA</text:p>
          </table:table-cell>
          <table:table-cell office:value-type="string">
            <text:p>vibration</text:p>
          </table:table-cell>
          <table:table-cell office:value-type="string">
            <text:p>subwoofer</text:p>
          </table:table-cell>
          <table:table-cell table:number-columns-repeated="2" office:value-type="string">
            <text:p>NA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Wearable Haptic Music Player with Multi-Feature Extraction Using Spectral Flux and Yin Algorithms</text:p>
          </table:table-cell>
          <table:table-cell office:value-type="string">
            <text:p>alcuitas2025wearable</text:p>
          </table:table-cell>
          <table:table-cell office:value-type="float" office:value="2025">
            <text:p>2025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glove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displacement</text:p>
          </table:table-cell>
          <table:table-cell office:value-type="string">
            <text:p>piezo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either</text:p>
          </table:table-cell>
          <table:table-cell office:value-type="string">
            <text:p>no</text:p>
          </table:table-cell>
          <table:table-cell office:value-type="string">
            <text:p>wireless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An artistic audiotactile installation for augmented music</text:p>
          </table:table-cell>
          <table:table-cell office:value-type="string">
            <text:p>marozeau2023artistic</text:p>
          </table:table-cell>
          <table:table-cell office:value-type="float" office:value="2023">
            <text:p>2023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installation</text:p>
          </table:table-cell>
          <table:table-cell office:value-type="string">
            <text:p>chair and ad_hoc_formats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standalone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Effect Of Audio-Tactile Congruence on Vibrotactile Music Enhancement</text:p>
          </table:table-cell>
          <table:table-cell office:value-type="string">
            <text:p>aker2022effect</text:p>
          </table:table-cell>
          <table:table-cell office:value-type="float" office:value="2022">
            <text:p>2022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fingertip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Electro-tactile stimulation enhances cochlear-implant melody recognition: effects of rhythm and musical training</text:p>
          </table:table-cell>
          <table:table-cell office:value-type="string">
            <text:p>huang2020electro</text:p>
          </table:table-cell>
          <table:table-cell office:value-type="float" office:value="2020">
            <text:p>2020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fingertip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loudspeakers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Tactile displays for auditory augmentation–A scoping review and reflections on music applications for hearing impaired users</text:p>
          </table:table-cell>
          <table:table-cell office:value-type="string">
            <text:p>paisa2023tactile</text:p>
          </table:table-cell>
          <table:table-cell office:value-type="float" office:value="2023">
            <text:p>2023</text:p>
          </table:table-cell>
          <table:table-cell table:number-columns-repeated="11" office:value-type="string">
            <text:p>NA</text:p>
          </table:table-cell>
          <table:table-cell office:value-type="string">
            <text:p>DHH</text:p>
          </table:table-cell>
          <table:table-cell office:value-type="string">
            <text:p>NA</text:p>
          </table:table-cell>
          <table:table-cell office:value-type="string">
            <text:p>review_paper</text:p>
          </table:table-cell>
          <table:table-cell table:number-columns-repeated="1007"/>
        </table:table-row>
        <table:table-row table:style-name="ro1">
          <table:table-cell office:value-type="string">
            <text:p>Exposure to vibrotactile music improves audiometric performances in individuals with cochlear implants</text:p>
          </table:table-cell>
          <table:table-cell office:value-type="string">
            <text:p>turchet2025exposure</text:p>
          </table:table-cell>
          <table:table-cell office:value-type="float" office:value="2025">
            <text:p>2025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vest</text:p>
          </table:table-cell>
          <table:table-cell office:value-type="string">
            <text:p>upper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therapeutic</text:p>
          </table:table-cell>
          <table:table-cell office:value-type="string">
            <text:p>headphones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clinical</text:p>
          </table:table-cell>
          <table:table-cell table:number-columns-repeated="1007"/>
        </table:table-row>
        <table:table-row table:style-name="ro1">
          <table:table-cell office:value-type="string">
            <text:p>Enhancing Pitch Perception and Melodic Reproduction of Hard-of-Hearing Individuals Using a Vibrotactile Glove</text:p>
          </table:table-cell>
          <table:table-cell office:value-type="string">
            <text:p>shin2025enhancing</text:p>
          </table:table-cell>
          <table:table-cell office:value-type="float" office:value="2025">
            <text:p>2025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glove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sensory_substitution</text:p>
          </table:table-cell>
          <table:table-cell office:value-type="string">
            <text:p>headphones</text:p>
          </table:table-cell>
          <table:table-cell office:value-type="string">
            <text:p>DHH</text:p>
          </table:table-cell>
          <table:table-cell office:value-type="string">
            <text:p>wireless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Enhanced pitch discrimination for cochlear implant users with a new haptic neuroprosthetic</text:p>
          </table:table-cell>
          <table:table-cell office:value-type="string">
            <text:p>fletcher2020enhanced</text:p>
          </table:table-cell>
          <table:table-cell office:value-type="float" office:value="2020">
            <text:p>2020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sleeve</text:p>
          </table:table-cell>
          <table:table-cell office:value-type="string">
            <text:p>forearm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sensory_substitution</text:p>
          </table:table-cell>
          <table:table-cell office:value-type="string">
            <text:p>headphones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The deaf musical experience: Bodily and visual specificities: Corpaurality and vusicality</text:p>
          </table:table-cell>
          <table:table-cell office:value-type="string">
            <text:p>breteche2019deaf</text:p>
          </table:table-cell>
          <table:table-cell office:value-type="float" office:value="2019">
            <text:p>2019</text:p>
          </table:table-cell>
          <table:table-cell table:number-columns-repeated="11" office:value-type="string">
            <text:p>NA</text:p>
          </table:table-cell>
          <table:table-cell office:value-type="string">
            <text:p>DHH</text:p>
          </table:table-cell>
          <table:table-cell table:style-name="ce7" office:value-type="string">
            <text:p>NA</text:p>
          </table:table-cell>
          <table:table-cell office:value-type="string">
            <text:p>theoretical_paper</text:p>
          </table:table-cell>
          <table:table-cell table:number-columns-repeated="1007"/>
        </table:table-row>
        <table:table-row table:style-name="ro1">
          <table:table-cell office:value-type="string">
            <text:p>A multi-channel vibrotactile speaker system for a more equally shared musical experience between the deaf and the hearing individuals</text:p>
          </table:table-cell>
          <table:table-cell office:value-type="string">
            <text:p>briceno2024multi</text:p>
          </table:table-cell>
          <table:table-cell office:value-type="float" office:value="2024">
            <text:p>2024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none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Auris system: Providing vibrotactile feedback for hearing impaired population.</text:p>
          </table:table-cell>
          <table:table-cell office:value-type="string">
            <text:p>alves2017auris</text:p>
          </table:table-cell>
          <table:table-cell office:value-type="float" office:value="2017">
            <text:p>2017</text:p>
          </table:table-cell>
          <table:table-cell office:value-type="string">
            <text:p>both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chair, armband</text:p>
          </table:table-cell>
          <table:table-cell office:value-type="string">
            <text:p>whole_body, arms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combination (speakers, subwoofer and ERMS)</text:p>
          </table:table-cell>
          <table:table-cell office:value-type="string">
            <text:p>both</text:p>
          </table:table-cell>
          <table:table-cell office:value-type="string">
            <text:p>sensory_substitution</text:p>
          </table:table-cell>
          <table:table-cell table:style-name="ce4" office:value-type="string">
            <text:p>none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Perception and learning of relative pitch by musicians using the vibrotactile mode</text:p>
          </table:table-cell>
          <table:table-cell office:value-type="string">
            <text:p>hopkins2023perception</text:p>
          </table:table-cell>
          <table:table-cell office:value-type="float" office:value="2023">
            <text:p>2023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fingertip, forefoot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none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Vibrotactile stimulation based on the fundamental frequency can improve melodic contour identification of normal-hearing listeners with a 4-channel cochlear implant simulation</text:p>
          </table:table-cell>
          <table:table-cell office:value-type="string">
            <text:p>luo2019vibrotactile</text:p>
          </table:table-cell>
          <table:table-cell office:value-type="float" office:value="2019">
            <text:p>2019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bracelet</text:p>
          </table:table-cell>
          <table:table-cell office:value-type="string">
            <text:p>wrist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headphones</text:p>
          </table:table-cell>
          <table:table-cell office:value-type="string">
            <text:p>DHH</text:p>
          </table:table-cell>
          <table:table-cell office:value-type="string">
            <text:p>wireless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Rhythm processing in cochlear implant− mediated music perception</text:p>
          </table:table-cell>
          <table:table-cell office:value-type="string">
            <text:p>jiam2019rhythm</text:p>
          </table:table-cell>
          <table:table-cell office:value-type="float" office:value="2019">
            <text:p>2019</text:p>
          </table:table-cell>
          <table:table-cell table:number-columns-repeated="11" office:value-type="string">
            <text:p>NA</text:p>
          </table:table-cell>
          <table:table-cell office:value-type="string">
            <text:p>DHH</text:p>
          </table:table-cell>
          <table:table-cell office:value-type="string">
            <text:p>NA</text:p>
          </table:table-cell>
          <table:table-cell office:value-type="string">
            <text:p>review_paper</text:p>
          </table:table-cell>
          <table:table-cell table:number-columns-repeated="1007"/>
        </table:table-row>
        <table:table-row table:style-name="ro1">
          <table:table-cell office:value-type="string">
            <text:p>Haptic vibrations for hearing impaired to experience aspects of live music</text:p>
          </table:table-cell>
          <table:table-cell office:value-type="string">
            <text:p>deguglielmo2021haptic</text:p>
          </table:table-cell>
          <table:table-cell office:value-type="float" office:value="2021">
            <text:p>2021</text:p>
          </table:table-cell>
          <table:table-cell office:value-type="string">
            <text:p>yes</text:p>
          </table:table-cell>
          <table:table-cell office:value-type="string">
            <text:p>live</text:p>
          </table:table-cell>
          <table:table-cell office:value-type="string">
            <text:p>performance</text:p>
          </table:table-cell>
          <table:table-cell office:value-type="string">
            <text:p>headband</text:p>
          </table:table-cell>
          <table:table-cell office:value-type="string">
            <text:p>head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LRAs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loudspeakers</text:p>
          </table:table-cell>
          <table:table-cell office:value-type="string">
            <text:p>DHH</text:p>
          </table:table-cell>
          <table:table-cell office:value-type="string">
            <text:p>standalone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Vibgrip++: haptic device allows feeling the music for hearing impaired people.</text:p>
          </table:table-cell>
          <table:table-cell office:value-type="string">
            <text:p>kanebako2016vibgrip++</text:p>
          </table:table-cell>
          <table:table-cell office:value-type="float" office:value="2016">
            <text:p>2016</text:p>
          </table:table-cell>
          <table:table-cell office:value-type="string">
            <text:p>no</text:p>
          </table:table-cell>
          <table:table-cell office:value-type="string">
            <text:p>interactive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fingertip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piezo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headphones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The influence of rhythm on detection of auditory and vibrotactile asynchrony</text:p>
          </table:table-cell>
          <table:table-cell office:value-type="string">
            <text:p>lauzon2020influence</text:p>
          </table:table-cell>
          <table:table-cell office:value-type="float" office:value="2020">
            <text:p>2020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installation</text:p>
          </table:table-cell>
          <table:table-cell office:value-type="string">
            <text:p>chair</text:p>
          </table:table-cell>
          <table:table-cell office:value-type="string">
            <text:p>back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Judged consonance of tactile and auditory frequencies</text:p>
          </table:table-cell>
          <table:table-cell office:value-type="string">
            <text:p>okazaki2013judged</text:p>
          </table:table-cell>
          <table:table-cell office:value-type="float" office:value="2013">
            <text:p>2013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/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Vibrotactile stimulation can aﬀect auditory loudness: a pilot study</text:p>
          </table:table-cell>
          <table:table-cell office:value-type="string">
            <text:p>okazaki2012vibrotactile</text:p>
          </table:table-cell>
          <table:table-cell office:value-type="float" office:value="2012">
            <text:p>2012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box</text:p>
          </table:table-cell>
          <table:table-cell office:value-type="string">
            <text:p>hands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Tactile tone system: a wearable device to assist accuracy of vocal pitch in cochlear implant user</text:p>
          </table:table-cell>
          <table:table-cell office:value-type="string">
            <text:p>shin2020tactile</text:p>
          </table:table-cell>
          <table:table-cell office:value-type="float" office:value="2020">
            <text:p>2020</text:p>
          </table:table-cell>
          <table:table-cell office:value-type="string">
            <text:p>yes</text:p>
          </table:table-cell>
          <table:table-cell office:value-type="string">
            <text:p>live</text:p>
          </table:table-cell>
          <table:table-cell office:value-type="string">
            <text:p>personal_use</text:p>
          </table:table-cell>
          <table:table-cell office:value-type="string">
            <text:p>glove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sensory_substitution</text:p>
          </table:table-cell>
          <table:table-cell office:value-type="string">
            <text:p>loudspeakers</text:p>
          </table:table-cell>
          <table:table-cell office:value-type="string">
            <text:p>DHH</text:p>
          </table:table-cell>
          <table:table-cell office:value-type="string">
            <text:p>standalone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Exploring melodic variance in rhythmic haptic stimulus design</text:p>
          </table:table-cell>
          <table:table-cell office:value-type="string">
            <text:p>swerdfeger2009exploring</text:p>
          </table:table-cell>
          <table:table-cell office:value-type="float" office:value="2009">
            <text:p>2009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tablet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piezo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standalone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Haptics in music: the eﬀects of vibrotactile stimulus in low frequency auditory diﬀerence detection tasks.</text:p>
          </table:table-cell>
          <table:table-cell office:value-type="string">
            <text:p>young2016haptics</text:p>
          </table:table-cell>
          <table:table-cell office:value-type="float" office:value="2016">
            <text:p>2016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glove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Touching the audience: musical haptic wearables for augmented and participatory live music performances</text:p>
          </table:table-cell>
          <table:table-cell office:value-type="string">
            <text:p>turchet2021touching</text:p>
          </table:table-cell>
          <table:table-cell office:value-type="float" office:value="2021">
            <text:p>2021</text:p>
          </table:table-cell>
          <table:table-cell office:value-type="string">
            <text:p>yes</text:p>
          </table:table-cell>
          <table:table-cell office:value-type="string">
            <text:p>live</text:p>
          </table:table-cell>
          <table:table-cell office:value-type="string">
            <text:p>performance</text:p>
          </table:table-cell>
          <table:table-cell office:value-type="string">
            <text:p>vest</text:p>
          </table:table-cell>
          <table:table-cell office:value-type="string">
            <text:p>upper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less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Real-Time Musical Haptics With Ultra-Wideband: A Study on Latency, Reliability, and Perception</text:p>
          </table:table-cell>
          <table:table-cell office:value-type="string">
            <text:p>turchet2025real</text:p>
          </table:table-cell>
          <table:table-cell office:value-type="float" office:value="2025">
            <text:p>2025</text:p>
          </table:table-cell>
          <table:table-cell office:value-type="string">
            <text:p>yes</text:p>
          </table:table-cell>
          <table:table-cell office:value-type="string">
            <text:p>live</text:p>
          </table:table-cell>
          <table:table-cell office:value-type="string">
            <text:p>performance</text:p>
          </table:table-cell>
          <table:table-cell office:value-type="string">
            <text:p>vest</text:p>
          </table:table-cell>
          <table:table-cell office:value-type="string">
            <text:p>upper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less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Interactive IoMusT-Based Concerts: Real-Time Pattern Recognition and Audience Experience</text:p>
          </table:table-cell>
          <table:table-cell office:value-type="string">
            <text:p>silva2025interactive</text:p>
          </table:table-cell>
          <table:table-cell office:value-type="float" office:value="2025">
            <text:p>2025</text:p>
          </table:table-cell>
          <table:table-cell office:value-type="string">
            <text:p>yes</text:p>
          </table:table-cell>
          <table:table-cell office:value-type="string">
            <text:p>live</text:p>
          </table:table-cell>
          <table:table-cell office:value-type="string">
            <text:p>performance</text:p>
          </table:table-cell>
          <table:table-cell office:value-type="string">
            <text:p>vest</text:p>
          </table:table-cell>
          <table:table-cell office:value-type="string">
            <text:p>upper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less</text:p>
          </table:table-cell>
          <table:table-cell office:value-type="string">
            <text:p>MR</text:p>
          </table:table-cell>
          <table:table-cell table:number-columns-repeated="1007"/>
        </table:table-row>
        <table:table-row table:style-name="ro1">
          <table:table-cell office:value-type="string">
            <text:p>Hearing loss prevention at loud music events via real-time visuo-haptic feedback</text:p>
          </table:table-cell>
          <table:table-cell office:value-type="string">
            <text:p>turchet2024hearing</text:p>
          </table:table-cell>
          <table:table-cell office:value-type="float" office:value="2024">
            <text:p>2024</text:p>
          </table:table-cell>
          <table:table-cell office:value-type="string">
            <text:p>yes</text:p>
          </table:table-cell>
          <table:table-cell office:value-type="string">
            <text:p>live</text:p>
          </table:table-cell>
          <table:table-cell office:value-type="string">
            <text:p>performance</text:p>
          </table:table-cell>
          <table:table-cell office:value-type="string">
            <text:p>bracelet</text:p>
          </table:table-cell>
          <table:table-cell office:value-type="string">
            <text:p>wrist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NA</text:p>
          </table:table-cell>
          <table:table-cell office:value-type="string">
            <text:p>other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less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Psychophysical comparison of the auditory and tactile perception: A survey</text:p>
          </table:table-cell>
          <table:table-cell office:value-type="string">
            <text:p>merchel2020psychophysical</text:p>
          </table:table-cell>
          <table:table-cell office:value-type="float" office:value="2020">
            <text:p>2020</text:p>
          </table:table-cell>
          <table:table-cell table:number-columns-repeated="11" office:value-type="string">
            <text:p>NA</text:p>
          </table:table-cell>
          <table:table-cell office:value-type="string">
            <text:p>no</text:p>
          </table:table-cell>
          <table:table-cell office:value-type="string">
            <text:p>NA</text:p>
          </table:table-cell>
          <table:table-cell office:value-type="string">
            <text:p>review_paper</text:p>
          </table:table-cell>
          <table:table-cell table:number-columns-repeated="1007"/>
        </table:table-row>
        <table:table-row table:style-name="ro1">
          <table:table-cell office:value-type="string">
            <text:p>Rhythm perception is shared between audio and haptics</text:p>
          </table:table-cell>
          <table:table-cell office:value-type="string">
            <text:p>bernard2022rhythm</text:p>
          </table:table-cell>
          <table:table-cell office:value-type="float" office:value="2022">
            <text:p>2022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fingertip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ultrasounds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Evidence of beat perception via purely tactile stimulation</text:p>
          </table:table-cell>
          <table:table-cell office:value-type="string">
            <text:p>brochard2008evidence</text:p>
          </table:table-cell>
          <table:table-cell office:value-type="float" office:value="2008">
            <text:p>2008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table:number-columns-repeated="3" office:value-type="string">
            <text:p>NA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Tactile enhancement of auditory detection and perceived loudness</text:p>
          </table:table-cell>
          <table:table-cell office:value-type="string">
            <text:p>gillmeister2007tactile</text:p>
          </table:table-cell>
          <table:table-cell office:value-type="float" office:value="2007">
            <text:p>2007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fingertip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solenoid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Feeling music: Integration of auditory and tactile inputs in musical meter perception</text:p>
          </table:table-cell>
          <table:table-cell office:value-type="string">
            <text:p>huang2012feeling</text:p>
          </table:table-cell>
          <table:table-cell office:value-type="float" office:value="2012">
            <text:p>2012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fingertip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Designing the model human cochlea: An ambient crossmodal audio-tactile display</text:p>
          </table:table-cell>
          <table:table-cell office:value-type="string">
            <text:p>karam2009designing</text:p>
          </table:table-cell>
          <table:table-cell office:value-type="float" office:value="2009">
            <text:p>2009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installation</text:p>
          </table:table-cell>
          <table:table-cell office:value-type="string">
            <text:p>chair</text:p>
          </table:table-cell>
          <table:table-cell office:value-type="string">
            <text:p>back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none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Hands help hearing: Facilitatory audiotactile interaction at low sound-intensity levels</text:p>
          </table:table-cell>
          <table:table-cell office:value-type="string">
            <text:p>schurmann2004hands</text:p>
          </table:table-cell>
          <table:table-cell office:value-type="float" office:value="2004">
            <text:p>2004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tube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Improved tactile frequency discrimination in musicians</text:p>
          </table:table-cell>
          <table:table-cell office:value-type="string">
            <text:p>sharp2019improved</text:p>
          </table:table-cell>
          <table:table-cell office:value-type="float" office:value="2019">
            <text:p>2019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glove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The effect of whole-body vibration on preferred bass equalization in automotive audio systems</text:p>
          </table:table-cell>
          <table:table-cell office:value-type="string">
            <text:p>simon2009effect</text:p>
          </table:table-cell>
          <table:table-cell office:value-type="float" office:value="2009">
            <text:p>2009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chair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Whole-Body Vibration Associated with Low-Frequency Audio Reproduction Influences Preferred Bass Equalization</text:p>
          </table:table-cell>
          <table:table-cell office:value-type="string">
            <text:p>martens2009whole</text:p>
          </table:table-cell>
          <table:table-cell office:value-type="float" office:value="2009">
            <text:p>2009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chair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Integration of auditory and vibrotactile stimuli: Effects of phase and stimulus-onset asynchrony</text:p>
          </table:table-cell>
          <table:table-cell office:value-type="string">
            <text:p>wilson2009integration</text:p>
          </table:table-cell>
          <table:table-cell office:value-type="float" office:value="2009">
            <text:p>2009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fingertip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Integration of auditory and vibrotactile stimuli: Effects of frequency</text:p>
          </table:table-cell>
          <table:table-cell office:value-type="string">
            <text:p>wilson2010integration</text:p>
          </table:table-cell>
          <table:table-cell office:value-type="float" office:value="2010">
            <text:p>2010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fingertip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Separate mechanisms for audio-tactile pitch and loudness interactions</text:p>
          </table:table-cell>
          <table:table-cell office:value-type="string">
            <text:p>yau2010separate</text:p>
          </table:table-cell>
          <table:table-cell office:value-type="float" office:value="2010">
            <text:p>2010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fingertip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Vibrotactile Presentation of Musical Notes to the Glabrous Skin for Adults with Normal Hearing or a Hearing Impairment: Thresholds, Dynamic Range and High- Frequency Perception</text:p>
          </table:table-cell>
          <table:table-cell office:value-type="string">
            <text:p>hopkins2016vibrotactile</text:p>
          </table:table-cell>
          <table:table-cell office:value-type="float" office:value="2016">
            <text:p>2016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table:style-name="ce5" office:value-type="string">
            <text:p>fingertip, forefoot, heel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none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Auditory and Tactile Perception of Musical Intervals: A Pilot Study</text:p>
          </table:table-cell>
          <table:table-cell office:value-type="string">
            <text:p>deiana2025auditory</text:p>
          </table:table-cell>
          <table:table-cell office:value-type="float" office:value="2025">
            <text:p>2025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recorded</text:p>
          </table:table-cell>
          <table:table-cell table:style-name="ce4" office:value-type="string">
            <text:p>personal_use</text:p>
          </table:table-cell>
          <table:table-cell table:style-name="ce4" office:value-type="string">
            <text:p>ad_hoc_form_factor</text:p>
          </table:table-cell>
          <table:table-cell table:style-name="ce4" office:value-type="string">
            <text:p>fingertip</text:p>
          </table:table-cell>
          <table:table-cell table:style-name="ce4" office:value-type="string">
            <text:p>multiple</text:p>
          </table:table-cell>
          <table:table-cell table:style-name="ce4" office:value-type="string">
            <text:p>vibration</text:p>
          </table:table-cell>
          <table:table-cell office:value-type="string">
            <text:p>contact_speaker</text:p>
          </table:table-cell>
          <table:table-cell table:style-name="ce4" office:value-type="string">
            <text:p>direct_translation</text:p>
          </table:table-cell>
          <table:table-cell office:value-type="string">
            <text:p>music_enrichment</text:p>
          </table:table-cell>
          <table:table-cell table:style-name="ce4" office:value-type="string">
            <text:p>headphones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wired</text:p>
          </table:table-cell>
          <table:table-cell table:style-name="ce4"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Feeling the beat: Bouncing synchronization to vibrotactile music in hearing and early deaf people</text:p>
          </table:table-cell>
          <table:table-cell office:value-type="string">
            <text:p>tranchant2017feeling</text:p>
          </table:table-cell>
          <table:table-cell office:value-type="float" office:value="2017">
            <text:p>2017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formance</text:p>
          </table:table-cell>
          <table:table-cell office:value-type="string">
            <text:p>floor</text:p>
          </table:table-cell>
          <table:table-cell office:value-type="string">
            <text:p>vertical_whole_body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none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Synchronizing to auditory and tactile metronomes: a test of the auditory-motor enhancement hypothesis.</text:p>
          </table:table-cell>
          <table:table-cell office:value-type="string">
            <text:p>ammirante2016synchronizing</text:p>
          </table:table-cell>
          <table:table-cell office:value-type="float" office:value="2016">
            <text:p>2016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chair</text:p>
          </table:table-cell>
          <table:table-cell office:value-type="string">
            <text:p>back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Consonance of vibrotactile chords</text:p>
          </table:table-cell>
          <table:table-cell office:value-type="string">
            <text:p>yoo2013consonance</text:p>
          </table:table-cell>
          <table:table-cell office:value-type="float" office:value="2013">
            <text:p>2013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An exploration on whole-body and foot-based vibrotactile sensi- tivity to melodic consonance</text:p>
          </table:table-cell>
          <table:table-cell office:value-type="string">
            <text:p>fontana2016exploration</text:p>
          </table:table-cell>
          <table:table-cell office:value-type="float" office:value="2016">
            <text:p>2016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chair and footrest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Development and validation of a sensory-substitution technology for music</text:p>
          </table:table-cell>
          <table:table-cell office:value-type="string">
            <text:p>branje2009development</text:p>
          </table:table-cell>
          <table:table-cell office:value-type="float" office:value="2009">
            <text:p>2009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chair</text:p>
          </table:table-cell>
          <table:table-cell office:value-type="string">
            <text:p>back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loudspeakers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Wearable musical haptic sleeves for people with hearing impairment</text:p>
          </table:table-cell>
          <table:table-cell office:value-type="string">
            <text:p>trivedi2019wearable</text:p>
          </table:table-cell>
          <table:table-cell office:value-type="float" office:value="2019">
            <text:p>2019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sleeve</text:p>
          </table:table-cell>
          <table:table-cell office:value-type="string">
            <text:p>legs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loudspeakers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A Way for Deaf and Hard of Hearing People to Enjoy Music by Exploring and Customizing Cross-modal Music Concepts</text:p>
          </table:table-cell>
          <table:table-cell office:value-type="string">
            <text:p>choi2024way</text:p>
          </table:table-cell>
          <table:table-cell office:value-type="float" office:value="2024">
            <text:p>2024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rmband</text:p>
          </table:table-cell>
          <table:table-cell office:value-type="string">
            <text:p>forearm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none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An enhanced musical experience for the deaf: design and evaluation of a music display and a haptic chair</text:p>
          </table:table-cell>
          <table:table-cell office:value-type="string">
            <text:p>nanayakkara2009enhanced</text:p>
          </table:table-cell>
          <table:table-cell office:value-type="float" office:value="2009">
            <text:p>2009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chair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none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Composing vibrotactile music: A multi-sensory experience with the emoti-chair</text:p>
          </table:table-cell>
          <table:table-cell office:value-type="string">
            <text:p>baijal2012composing</text:p>
          </table:table-cell>
          <table:table-cell office:value-type="float" office:value="2012">
            <text:p>2012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installation</text:p>
          </table:table-cell>
          <table:table-cell office:value-type="string">
            <text:p>chair</text:p>
          </table:table-cell>
          <table:table-cell office:value-type="string">
            <text:p>back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loudspeakers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The importance of the haptic feedback in musical practice-Can a pianist distinguish a Steinway through listening?</text:p>
          </table:table-cell>
          <table:table-cell office:value-type="string">
            <text:p>altinsoy2016importance</text:p>
          </table:table-cell>
          <table:table-cell office:value-type="float" office:value="2016">
            <text:p>2016</text:p>
          </table:table-cell>
          <table:table-cell table:number-columns-repeated="11" office:value-type="string">
            <text:p>NA</text:p>
          </table:table-cell>
          <table:table-cell office:value-type="string">
            <text:p>no</text:p>
          </table:table-cell>
          <table:table-cell office:value-type="string">
            <text:p>NA</text:p>
          </table:table-cell>
          <table:table-cell office:value-type="string">
            <text:p>theoretical_paper</text:p>
          </table:table-cell>
          <table:table-cell table:number-columns-repeated="1007"/>
        </table:table-row>
        <table:table-row table:style-name="ro1">
          <table:table-cell office:value-type="string">
            <text:p>Vibrotactile Perception of Consonant and Dissonant Musical Intervals</text:p>
          </table:table-cell>
          <table:table-cell office:value-type="string">
            <text:p>garcia2025vibrotactile</text:p>
          </table:table-cell>
          <table:table-cell office:value-type="float" office:value="2025">
            <text:p>2025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box</text:p>
          </table:table-cell>
          <table:table-cell office:value-type="string">
            <text:p>fingertip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Vibrotactile teddy bear: enhancing musical experiences for children with cochlear nerve deficiency through a vibrotactile soft toy</text:p>
          </table:table-cell>
          <table:table-cell office:value-type="string">
            <text:p>ganis2025vibrotactile</text:p>
          </table:table-cell>
          <table:table-cell office:value-type="float" office:value="2025">
            <text:p>2025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loudspeakers</text:p>
          </table:table-cell>
          <table:table-cell office:value-type="string">
            <text:p>DHH</text:p>
          </table:table-cell>
          <table:table-cell office:value-type="string">
            <text:p>standalone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Enhancing musical experience for the hearing-impaired using visual and haptic displays</text:p>
          </table:table-cell>
          <table:table-cell office:value-type="string">
            <text:p>nanayakkara2013enhancing</text:p>
          </table:table-cell>
          <table:table-cell office:value-type="float" office:value="2013">
            <text:p>2013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chair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none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“Waves Push Me to Slumberland”: Reducing Pre-Sleep Stress through Spatio-Temporal Tactile Displaying of Music</text:p>
          </table:table-cell>
          <table:table-cell office:value-type="string">
            <text:p>zhang2024waves</text:p>
          </table:table-cell>
          <table:table-cell office:value-type="float" office:value="2024">
            <text:p>2024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mattress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ad-hoc_composition</text:p>
          </table:table-cell>
          <table:table-cell office:value-type="string">
            <text:p>therapeutic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Affective Evaluation While Listening to Music with Vibrations to the Body</text:p>
          </table:table-cell>
          <table:table-cell office:value-type="string">
            <text:p>yamazaki2018affective</text:p>
          </table:table-cell>
          <table:table-cell office:value-type="float" office:value="2018">
            <text:p>2018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necklace</text:p>
          </table:table-cell>
          <table:table-cell office:value-type="string">
            <text:p>chest, neck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less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An Initial Usability Assessment for Symbolic Haptic Rendering of Music Parameters</text:p>
          </table:table-cell>
          <table:table-cell office:value-type="string">
            <text:p>allen2005initial</text:p>
          </table:table-cell>
          <table:table-cell office:value-type="float" office:value="2005">
            <text:p>2005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knob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force and vibration</text:p>
          </table:table-cell>
          <table:table-cell office:value-type="string">
            <text:p>servo_moto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Distilling the Underlying Dimensions of Tactile Melodies</text:p>
          </table:table-cell>
          <table:table-cell office:value-type="string">
            <text:p>van2003distilling</text:p>
          </table:table-cell>
          <table:table-cell office:value-type="float" office:value="2003">
            <text:p>2003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fingertip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An Interactive Musical Scale Presentation System via Tactile Sense through Haptic Actuator</text:p>
          </table:table-cell>
          <table:table-cell office:value-type="string">
            <text:p>nakada2018interactive</text:p>
          </table:table-cell>
          <table:table-cell office:value-type="float" office:value="2018">
            <text:p>2018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The Effect of Frequency Shifting on Audio-Tactile Conversion for Enriching Musical Experience</text:p>
          </table:table-cell>
          <table:table-cell office:value-type="string">
            <text:p>okazaki2015effect</text:p>
          </table:table-cell>
          <table:table-cell office:value-type="float" office:value="2015">
            <text:p>2015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touchscreen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Vibrotactile discrimination of musical timbre</text:p>
          </table:table-cell>
          <table:table-cell office:value-type="string">
            <text:p>russo2012vibrotactile</text:p>
          </table:table-cell>
          <table:table-cell office:value-type="float" office:value="2012">
            <text:p>2012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chair</text:p>
          </table:table-cell>
          <table:table-cell office:value-type="string">
            <text:p>back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Tactile Identification of Non-Percussive Music Instruments</text:p>
          </table:table-cell>
          <table:table-cell office:value-type="string">
            <text:p>merchel2011tactile</text:p>
          </table:table-cell>
          <table:table-cell office:value-type="float" office:value="2011">
            <text:p>2011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touchscreen</text:p>
          </table:table-cell>
          <table:table-cell office:value-type="string">
            <text:p>fingertip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Touch the Sound: Audio-Driven Tactile Feedback for Audio Mixing Applications</text:p>
          </table:table-cell>
          <table:table-cell office:value-type="string">
            <text:p>merchel2012touch</text:p>
          </table:table-cell>
          <table:table-cell office:value-type="float" office:value="2012">
            <text:p>2012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touchscreen</text:p>
          </table:table-cell>
          <table:table-cell office:value-type="string">
            <text:p>fingertip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Hearing with your Body: The Influence of Whole-Body Vibrations on Loudness Perception</text:p>
          </table:table-cell>
          <table:table-cell office:value-type="string">
            <text:p>merchel2009hearing</text:p>
          </table:table-cell>
          <table:table-cell office:value-type="float" office:value="2009">
            <text:p>2009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chair</text:p>
          </table:table-cell>
          <table:table-cell office:value-type="string">
            <text:p>vertical_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electrodynamic_shake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Effects of vibrotactile-enhanced music-based intervention on sensorimotor control capacity in the hand of an aging brain: a pilot feasibility randomized crossover trial</text:p>
          </table:table-cell>
          <table:table-cell office:value-type="string">
            <text:p>hsu2021effects</text:p>
          </table:table-cell>
          <table:table-cell office:value-type="float" office:value="2021">
            <text:p>2021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glove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direct_translation</text:p>
          </table:table-cell>
          <table:table-cell office:value-type="string">
            <text:p>therapeutic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Feel the Bass: Music Presented to Tactile and Auditory Modalities Increases Aesthetic Appreciation and Body Movement</text:p>
          </table:table-cell>
          <table:table-cell office:value-type="string">
            <text:p>hove2020feel</text:p>
          </table:table-cell>
          <table:table-cell office:value-type="float" office:value="2020">
            <text:p>2020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backpack</text:p>
          </table:table-cell>
          <table:table-cell office:value-type="string">
            <text:p>back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bass_shake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Haptic Display of Melodic Intervals for Musical Applications</text:p>
          </table:table-cell>
          <table:table-cell office:value-type="string">
            <text:p>egloff2018haptic</text:p>
          </table:table-cell>
          <table:table-cell office:value-type="float" office:value="2018">
            <text:p>2018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formance</text:p>
          </table:table-cell>
          <table:table-cell office:value-type="string">
            <text:p>ad_hoc_form_factor</text:p>
          </table:table-cell>
          <table:table-cell office:value-type="string">
            <text:p>fingertip, flank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Audiotactile simultaneity perception of musical-produced whole-body vibrations</text:p>
          </table:table-cell>
          <table:table-cell office:value-type="string">
            <text:p>daub2004audiotactile</text:p>
          </table:table-cell>
          <table:table-cell office:value-type="float" office:value="2004">
            <text:p>2004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chair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Auditory clicks elicit equivalent temporal frequency perception to tactile pulses: A cross-modal psychophysical study</text:p>
          </table:table-cell>
          <table:table-cell office:value-type="string">
            <text:p>sharma2022auditory</text:p>
          </table:table-cell>
          <table:table-cell office:value-type="float" office:value="2022">
            <text:p>2022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pad</text:p>
          </table:table-cell>
          <table:table-cell office:value-type="string">
            <text:p>fingertip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Perception of Simultaneity and Detection of Asynchrony between Audio and Structural Vibration in Multimodal Music Reproduction</text:p>
          </table:table-cell>
          <table:table-cell office:value-type="string">
            <text:p>kim2006perception</text:p>
          </table:table-cell>
          <table:table-cell office:value-type="float" office:value="2006">
            <text:p>2006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floor</text:p>
          </table:table-cell>
          <table:table-cell office:value-type="string">
            <text:p>vertical_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servo_moto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Perceptual aspects of auditory-tactile asynchrony</text:p>
          </table:table-cell>
          <table:table-cell office:value-type="string">
            <text:p>altinsoy2003perceptual</text:p>
          </table:table-cell>
          <table:table-cell office:value-type="float" office:value="2003">
            <text:p>2003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fingertip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Designing the balance between sound and touch: methods for multimodal composition</text:p>
          </table:table-cell>
          <table:table-cell office:value-type="string">
            <text:p>richards2022designing</text:p>
          </table:table-cell>
          <table:table-cell office:value-type="float" office:value="2022">
            <text:p>2022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vest</text:p>
          </table:table-cell>
          <table:table-cell table:style-name="ce6" office:value-type="string">
            <text:p>torso (spine, clavicles, ribs)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both</text:p>
          </table:table-cell>
          <table:table-cell office:value-type="string">
            <text:p>music_enrichment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Musicians Show Better Auditory and Tactile Identification of Emotions in Music</text:p>
          </table:table-cell>
          <table:table-cell office:value-type="string">
            <text:p>sharp2019musicians</text:p>
          </table:table-cell>
          <table:table-cell office:value-type="float" office:value="2019">
            <text:p>2019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glove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Skin Cold Stimulation Can Modulate the Perceptual Rating of Musical Chords</text:p>
          </table:table-cell>
          <table:table-cell office:value-type="string">
            <text:p>ishikawa2023skin</text:p>
          </table:table-cell>
          <table:table-cell office:value-type="float" office:value="2023">
            <text:p>2023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neck</text:p>
          </table:table-cell>
          <table:table-cell office:value-type="string">
            <text:p>single</text:p>
          </table:table-cell>
          <table:table-cell office:value-type="string">
            <text:p>thermal</text:p>
          </table:table-cell>
          <table:table-cell office:value-type="string">
            <text:p>thermal_device</text:p>
          </table:table-cell>
          <table:table-cell table:number-columns-repeated="2" office:value-type="string">
            <text:p>NA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ThermOn: Thermo-musical interface for an enhanced emotional experience</text:p>
          </table:table-cell>
          <table:table-cell office:value-type="string">
            <text:p>akiyama2013thermon</text:p>
          </table:table-cell>
          <table:table-cell office:value-type="float" office:value="2013">
            <text:p>2013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ear</text:p>
          </table:table-cell>
          <table:table-cell office:value-type="string">
            <text:p>single</text:p>
          </table:table-cell>
          <table:table-cell office:value-type="string">
            <text:p>thermal</text:p>
          </table:table-cell>
          <table:table-cell office:value-type="string">
            <text:p>thermal_device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The thermal feedback influencer: Wearable thermal display for enhancing the experience of music listening</text:p>
          </table:table-cell>
          <table:table-cell office:value-type="string">
            <text:p>ishikawa2018thermal</text:p>
          </table:table-cell>
          <table:table-cell office:value-type="float" office:value="2018">
            <text:p>2018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ear</text:p>
          </table:table-cell>
          <table:table-cell office:value-type="string">
            <text:p>single</text:p>
          </table:table-cell>
          <table:table-cell office:value-type="string">
            <text:p>thermal</text:p>
          </table:table-cell>
          <table:table-cell office:value-type="string">
            <text:p>thermal_device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Thermal Music: Exploring Sensation of Temperature as a Performance Parameter</text:p>
          </table:table-cell>
          <table:table-cell office:value-type="string">
            <text:p>snyder2024thermal</text:p>
          </table:table-cell>
          <table:table-cell office:value-type="float" office:value="2024">
            <text:p>2024</text:p>
          </table:table-cell>
          <table:table-cell office:value-type="string">
            <text:p>no</text:p>
          </table:table-cell>
          <table:table-cell office:value-type="string">
            <text:p>live</text:p>
          </table:table-cell>
          <table:table-cell office:value-type="string">
            <text:p>performance</text:p>
          </table:table-cell>
          <table:table-cell office:value-type="string">
            <text:p>ad_hoc_form_factor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thermal</text:p>
          </table:table-cell>
          <table:table-cell office:value-type="string">
            <text:p>thermal_device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The influence of vibrations on musical experience</text:p>
          </table:table-cell>
          <table:table-cell office:value-type="string">
            <text:p>merchel2014influence</text:p>
          </table:table-cell>
          <table:table-cell office:value-type="float" office:value="2014">
            <text:p>2014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chair</text:p>
          </table:table-cell>
          <table:table-cell office:value-type="string">
            <text:p>vertical_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electrodynamic_shake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Auditory-tactile music perception</text:p>
          </table:table-cell>
          <table:table-cell office:value-type="string">
            <text:p>merchel2013auditory</text:p>
          </table:table-cell>
          <table:table-cell office:value-type="float" office:value="2013">
            <text:p>2013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chair</text:p>
          </table:table-cell>
          <table:table-cell office:value-type="string">
            <text:p>vertical_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electrodynamic_shake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Customizing and Evaluating Accessible Multisensory Music Experiences with Pre-Verbal Children—A Case Study on the Perception of Musical Haptics Using Participatory Design with Proxies</text:p>
          </table:table-cell>
          <table:table-cell office:value-type="string">
            <text:p>frid2022customizing</text:p>
          </table:table-cell>
          <table:table-cell office:value-type="float" office:value="2022">
            <text:p>2022</text:p>
          </table:table-cell>
          <table:table-cell office:value-type="string">
            <text:p>no</text:p>
          </table:table-cell>
          <table:table-cell office:value-type="string">
            <text:p>interactive</text:p>
          </table:table-cell>
          <table:table-cell office:value-type="string">
            <text:p>installation</text:p>
          </table:table-cell>
          <table:table-cell office:value-type="string">
            <text:p>floor</text:p>
          </table:table-cell>
          <table:table-cell office:value-type="string">
            <text:p>vertical_whole_body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table:style-name="ce7"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therapeutic</text:p>
          </table:table-cell>
          <table:table-cell office:value-type="string">
            <text:p>loudspeakers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clinical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Haptic Music Players for Children with Profound and Multiple Learning Disabilities (PMLD)- Exploring Different Modes of Interaction for Felt Sound</text:p>
          </table:table-cell>
          <table:table-cell table:style-name="ce4" office:value-type="string">
            <text:p>frid2022haptic</text:p>
          </table:table-cell>
          <table:table-cell office:value-type="float" office:value="2022">
            <text:p>2022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whole_body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therapeutic</text:p>
          </table:table-cell>
          <table:table-cell office:value-type="string">
            <text:p>loudspeakers</text:p>
          </table:table-cell>
          <table:table-cell office:value-type="string">
            <text:p>DHH</text:p>
          </table:table-cell>
          <table:table-cell office:value-type="string">
            <text:p>standalone</text:p>
          </table:table-cell>
          <table:table-cell office:value-type="string">
            <text:p>clinical</text:p>
          </table:table-cell>
          <table:table-cell table:number-columns-repeated="2"/>
          <table:table-cell table:style-name="ce4" table:number-columns-repeated="1003"/>
          <table:table-cell table:number-columns-repeated="2"/>
        </table:table-row>
        <table:table-row table:style-name="ro1">
          <table:table-cell office:value-type="string">
            <text:p>Deaf people feeling music rhythm by using a sensing and actuating device</text:p>
          </table:table-cell>
          <table:table-cell office:value-type="string">
            <text:p>florian2017deaf</text:p>
          </table:table-cell>
          <table:table-cell office:value-type="float" office:value="2017">
            <text:p>2017</text:p>
          </table:table-cell>
          <table:table-cell office:value-type="string">
            <text:p>yes</text:p>
          </table:table-cell>
          <table:table-cell office:value-type="string">
            <text:p>live</text:p>
          </table:table-cell>
          <table:table-cell office:value-type="string">
            <text:p>personal_use</text:p>
          </table:table-cell>
          <table:table-cell office:value-type="string">
            <text:p>band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none</text:p>
          </table:table-cell>
          <table:table-cell office:value-type="string">
            <text:p>DHH</text:p>
          </table:table-cell>
          <table:table-cell office:value-type="string">
            <text:p>wireless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Exploring the Diversity of Music Experiences for Deaf and Hard of Hearing Individuals</text:p>
          </table:table-cell>
          <table:table-cell office:value-type="string">
            <text:p>zhou2025exploring</text:p>
          </table:table-cell>
          <table:table-cell office:value-type="float" office:value="2025">
            <text:p>2025</text:p>
          </table:table-cell>
          <table:table-cell table:number-columns-repeated="11" office:value-type="string">
            <text:p>NA</text:p>
          </table:table-cell>
          <table:table-cell office:value-type="string">
            <text:p>DHH</text:p>
          </table:table-cell>
          <table:table-cell office:value-type="string">
            <text:p>NA</text:p>
          </table:table-cell>
          <table:table-cell office:value-type="string">
            <text:p>theoretical_paper</text:p>
          </table:table-cell>
          <table:table-cell table:number-columns-repeated="1007"/>
        </table:table-row>
        <table:table-row table:style-name="ro1">
          <table:table-cell office:value-type="string">
            <text:p>Design and Evaluation of a Multisensory Concert for Cochlear Implant Users</text:p>
          </table:table-cell>
          <table:table-cell office:value-type="string">
            <text:p>paisa2023design</text:p>
          </table:table-cell>
          <table:table-cell office:value-type="float" office:value="2023">
            <text:p>2023</text:p>
          </table:table-cell>
          <table:table-cell office:value-type="string">
            <text:p>no</text:p>
          </table:table-cell>
          <table:table-cell office:value-type="string">
            <text:p>live</text:p>
          </table:table-cell>
          <table:table-cell office:value-type="string">
            <text:p>performance</text:p>
          </table:table-cell>
          <table:table-cell office:value-type="string">
            <text:p>bench and footrest</text:p>
          </table:table-cell>
          <table:table-cell office:value-type="string">
            <text:p>vertical_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loudspeakers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Designing Tactile Musical Devices with and for Deaf Users: a Case Study</text:p>
          </table:table-cell>
          <table:table-cell office:value-type="string">
            <text:p>jack2015designing</text:p>
          </table:table-cell>
          <table:table-cell office:value-type="float" office:value="2015">
            <text:p>2015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installation</text:p>
          </table:table-cell>
          <table:table-cell office:value-type="string">
            <text:p>chair/sofa/armchair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combination (shaker and subwoofer)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none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Vibrotactile captioning of musical effects in audio-visual media as an alternative for deaf and hard of hearing people: An EEG study</text:p>
          </table:table-cell>
          <table:table-cell office:value-type="string">
            <text:p>lucia2020vibrotactile</text:p>
          </table:table-cell>
          <table:table-cell office:value-type="float" office:value="2020">
            <text:p>2020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glove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loudspeakers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cinema</text:p>
          </table:table-cell>
          <table:table-cell table:number-columns-repeated="1007"/>
        </table:table-row>
        <table:table-row table:style-name="ro1">
          <table:table-cell office:value-type="string">
            <text:p>Multisensory integration design in music for cochlear implant users</text:p>
          </table:table-cell>
          <table:table-cell office:value-type="string">
            <text:p>cavdir2022multisensory</text:p>
          </table:table-cell>
          <table:table-cell office:value-type="float" office:value="2022">
            <text:p>2022</text:p>
          </table:table-cell>
          <table:table-cell office:value-type="string">
            <text:p>no</text:p>
          </table:table-cell>
          <table:table-cell office:value-type="string">
            <text:p>live</text:p>
          </table:table-cell>
          <table:table-cell office:value-type="string">
            <text:p>performance</text:p>
          </table:table-cell>
          <table:table-cell office:value-type="string">
            <text:p>bench and footrest</text:p>
          </table:table-cell>
          <table:table-cell office:value-type="string">
            <text:p>vertical_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loudspeakers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Development of embodied listening studies with multimodal and wearable haptic interfaces for hearing accessibility in music</text:p>
          </table:table-cell>
          <table:table-cell office:value-type="string">
            <text:p>cavdir2024development</text:p>
          </table:table-cell>
          <table:table-cell office:value-type="float" office:value="2024">
            <text:p>2024</text:p>
          </table:table-cell>
          <table:table-cell office:value-type="string">
            <text:p>yes</text:p>
          </table:table-cell>
          <table:table-cell office:value-type="string">
            <text:p>live</text:p>
          </table:table-cell>
          <table:table-cell office:value-type="string">
            <text:p>performance</text:p>
          </table:table-cell>
          <table:table-cell office:value-type="string">
            <text:p>ad_hoc_form_factor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combination (subwoofer and voice-coil)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loudspeakers</text:p>
          </table:table-cell>
          <table:table-cell office:value-type="string">
            <text:p>DHH</text:p>
          </table:table-cell>
          <table:table-cell office:value-type="string">
            <text:p>wireless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Auditory and vibrotactile interactions in perception of timbre acoustic features</text:p>
          </table:table-cell>
          <table:table-cell office:value-type="string">
            <text:p>chauvette2025auditory</text:p>
          </table:table-cell>
          <table:table-cell office:value-type="float" office:value="2025">
            <text:p>2025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glove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A comparison of audio-to-tactile conversion algorithms for melody recognition</text:p>
          </table:table-cell>
          <table:table-cell office:value-type="string">
            <text:p>paisa2022comparison</text:p>
          </table:table-cell>
          <table:table-cell office:value-type="float" office:value="2022">
            <text:p>2022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Vibrotactile Memory: A Case Study of Timbre Perception Training in Children with Cochlear Implants Using a Video Game</text:p>
          </table:table-cell>
          <table:table-cell office:value-type="string">
            <text:p>ganis2024vibrotactile</text:p>
          </table:table-cell>
          <table:table-cell office:value-type="float" office:value="2024">
            <text:p>2024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Handheld device: PS5 controller</text:p>
          </table:table-cell>
          <table:table-cell office:value-type="string">
            <text:p>hand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loudspeakers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Enhanced Tactile Identification of Musical Emotion in the Deaf</text:p>
          </table:table-cell>
          <table:table-cell office:value-type="string">
            <text:p>sharp2020enhanced</text:p>
          </table:table-cell>
          <table:table-cell office:value-type="float" office:value="2020">
            <text:p>2020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glove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headphones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Toward More Inclusive Music Experience: Understanding Deaf and Hard-of-hearing Individuals’ Everyday Music Activities</text:p>
          </table:table-cell>
          <table:table-cell office:value-type="string">
            <text:p>yi2025toward</text:p>
          </table:table-cell>
          <table:table-cell office:value-type="float" office:value="2025">
            <text:p>2025</text:p>
          </table:table-cell>
          <table:table-cell table:number-columns-repeated="11" office:value-type="string">
            <text:p>NA</text:p>
          </table:table-cell>
          <table:table-cell office:value-type="string">
            <text:p>DHH</text:p>
          </table:table-cell>
          <table:table-cell office:value-type="string">
            <text:p>NA</text:p>
          </table:table-cell>
          <table:table-cell office:value-type="string">
            <text:p>theoretical_paper</text:p>
          </table:table-cell>
          <table:table-cell table:number-columns-repeated="1007"/>
        </table:table-row>
        <table:table-row table:style-name="ro1">
          <table:table-cell office:value-type="string">
            <text:p>Effect of vibrotactile stimulation on auditory timbre perception for normal-hearing listeners and cochlear-implant users</text:p>
          </table:table-cell>
          <table:table-cell office:value-type="string">
            <text:p>verma2023effect</text:p>
          </table:table-cell>
          <table:table-cell office:value-type="float" office:value="2023">
            <text:p>2023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Handheld device</text:p>
          </table:table-cell>
          <table:table-cell office:value-type="string">
            <text:p>fingertip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headphones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Haptic Symphony: Enabling Deaf and Hard of Hearing Individuals to Experience Music Through Haptic Devices and XR Technology</text:p>
          </table:table-cell>
          <table:table-cell office:value-type="string">
            <text:p>hewitt2025haptic</text:p>
          </table:table-cell>
          <table:table-cell office:value-type="float" office:value="2025">
            <text:p>2025</text:p>
          </table:table-cell>
          <table:table-cell office:value-type="string">
            <text:p>yes</text:p>
          </table:table-cell>
          <table:table-cell office:value-type="string">
            <text:p>live</text:p>
          </table:table-cell>
          <table:table-cell office:value-type="string">
            <text:p>performance</text:p>
          </table:table-cell>
          <table:table-cell office:value-type="string">
            <text:p>vest</text:p>
          </table:table-cell>
          <table:table-cell office:value-type="string">
            <text:p>torso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sensory_substitution</text:p>
          </table:table-cell>
          <table:table-cell office:value-type="string">
            <text:p>headphones</text:p>
          </table:table-cell>
          <table:table-cell office:value-type="string">
            <text:p>DHH</text:p>
          </table:table-cell>
          <table:table-cell office:value-type="string">
            <text:p>standalone</text:p>
          </table:table-cell>
          <table:table-cell office:value-type="string">
            <text:p>VR</text:p>
          </table:table-cell>
          <table:table-cell table:number-columns-repeated="1007"/>
        </table:table-row>
        <table:table-row table:style-name="ro1">
          <table:table-cell office:value-type="string">
            <text:p>Modelling perceptual elements of music in a vibrotactile display for deaf users- A field study,</text:p>
          </table:table-cell>
          <table:table-cell office:value-type="string">
            <text:p>karam2009modelling</text:p>
          </table:table-cell>
          <table:table-cell office:value-type="float" office:value="2009">
            <text:p>2009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installation</text:p>
          </table:table-cell>
          <table:table-cell office:value-type="string">
            <text:p>chair</text:p>
          </table:table-cell>
          <table:table-cell office:value-type="string">
            <text:p>back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none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New haptic systems for elicit emotions in audio-visual events for hearing impaired people</text:p>
          </table:table-cell>
          <table:table-cell office:value-type="string">
            <text:p>alvaro2024new</text:p>
          </table:table-cell>
          <table:table-cell office:value-type="float" office:value="2024">
            <text:p>2024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glove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sensory_substitution</text:p>
          </table:table-cell>
          <table:table-cell office:value-type="string">
            <text:p>loudspeakers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cinema</text:p>
          </table:table-cell>
          <table:table-cell table:number-columns-repeated="1007"/>
        </table:table-row>
        <table:table-row table:style-name="ro1">
          <table:table-cell office:value-type="string">
            <text:p>MuSS-bits: sensor-display blocks for deaf people to explore musical sounds</text:p>
          </table:table-cell>
          <table:table-cell office:value-type="string">
            <text:p>petry2016muss</text:p>
          </table:table-cell>
          <table:table-cell office:value-type="float" office:value="2016">
            <text:p>2016</text:p>
          </table:table-cell>
          <table:table-cell office:value-type="string">
            <text:p>both</text:p>
          </table:table-cell>
          <table:table-cell office:value-type="string">
            <text:p>live</text:p>
          </table:table-cell>
          <table:table-cell office:value-type="string">
            <text:p>personal_use</text:p>
          </table:table-cell>
          <table:table-cell office:value-type="string">
            <text:p>bracelet and other</text:p>
          </table:table-cell>
          <table:table-cell office:value-type="string">
            <text:p>wrist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either</text:p>
          </table:table-cell>
          <table:table-cell office:value-type="string">
            <text:p>DHH</text:p>
          </table:table-cell>
          <table:table-cell office:value-type="string">
            <text:p>standalone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Feel the music!—audience experiences of audio–tactile feedback in a novel virtual reality volumetric music video</text:p>
          </table:table-cell>
          <table:table-cell office:value-type="string">
            <text:p>young2023feel</text:p>
          </table:table-cell>
          <table:table-cell office:value-type="float" office:value="2023">
            <text:p>2023</text:p>
          </table:table-cell>
          <table:table-cell office:value-type="string">
            <text:p>both</text:p>
          </table:table-cell>
          <table:table-cell office:value-type="string">
            <text:p>recorded</text:p>
          </table:table-cell>
          <table:table-cell office:value-type="string">
            <text:p>performance</text:p>
          </table:table-cell>
          <table:table-cell office:value-type="string">
            <text:p>glove and ad_hoc_format</text:p>
          </table:table-cell>
          <table:table-cell office:value-type="string">
            <text:p>hand, chest 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combination (LRAs and loudspeaker)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VR</text:p>
          </table:table-cell>
          <table:table-cell table:number-columns-repeated="1007"/>
        </table:table-row>
        <table:table-row table:style-name="ro1">
          <table:table-cell office:value-type="string">
            <text:p>Scaffolding the music listening and music making experience for the deaf</text:p>
          </table:table-cell>
          <table:table-cell office:value-type="string">
            <text:p>petry2017scaffolding</text:p>
          </table:table-cell>
          <table:table-cell office:value-type="float" office:value="2017">
            <text:p>2017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chair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none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SENSE: Sensory component VR application for hearing impaired people to enhance the music experience</text:p>
          </table:table-cell>
          <table:table-cell office:value-type="string">
            <text:p>enriquez2020sense</text:p>
          </table:table-cell>
          <table:table-cell office:value-type="float" office:value="2020">
            <text:p>2020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glove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headphones</text:p>
          </table:table-cell>
          <table:table-cell office:value-type="string">
            <text:p>DHH</text:p>
          </table:table-cell>
          <table:table-cell office:value-type="string">
            <text:p>wireless</text:p>
          </table:table-cell>
          <table:table-cell office:value-type="string">
            <text:p>VR</text:p>
          </table:table-cell>
          <table:table-cell table:number-columns-repeated="1007"/>
        </table:table-row>
        <table:table-row table:style-name="ro1">
          <table:table-cell office:value-type="string">
            <text:p>Sensory Substitution in Music: Enhancing Deaf Perception Through Vibrotactile Feedback</text:p>
          </table:table-cell>
          <table:table-cell office:value-type="string">
            <text:p>jadan2024sensory</text:p>
          </table:table-cell>
          <table:table-cell office:value-type="float" office:value="2024">
            <text:p>2024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wristband</text:p>
          </table:table-cell>
          <table:table-cell office:value-type="string">
            <text:p>wrist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none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Some, but not all, cochlear implant users prefer music stimuli with congruent haptic stimulation</text:p>
          </table:table-cell>
          <table:table-cell office:value-type="string">
            <text:p>aker2024some</text:p>
          </table:table-cell>
          <table:table-cell office:value-type="float" office:value="2024">
            <text:p>2024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fingertip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headphones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Supporting rhythm activities of deaf children using music-sensory-substitution systems</text:p>
          </table:table-cell>
          <table:table-cell office:value-type="string">
            <text:p>petry2018supporting</text:p>
          </table:table-cell>
          <table:table-cell office:value-type="float" office:value="2018">
            <text:p>2018</text:p>
          </table:table-cell>
          <table:table-cell office:value-type="string">
            <text:p>both</text:p>
          </table:table-cell>
          <table:table-cell office:value-type="string">
            <text:p>live</text:p>
          </table:table-cell>
          <table:table-cell office:value-type="string">
            <text:p>personal_use</text:p>
          </table:table-cell>
          <table:table-cell office:value-type="string">
            <text:p>bracelet and other</text:p>
          </table:table-cell>
          <table:table-cell office:value-type="string">
            <text:p>wrist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either</text:p>
          </table:table-cell>
          <table:table-cell office:value-type="string">
            <text:p>DHH</text:p>
          </table:table-cell>
          <table:table-cell office:value-type="string">
            <text:p>standalone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The Effect of Vibrotactile Stimuli via the SOMATRON™ on the Identification of Pitch Change by Hearing Impaired Children</text:p>
          </table:table-cell>
          <table:table-cell office:value-type="string">
            <text:p>darrow1992effect</text:p>
          </table:table-cell>
          <table:table-cell office:value-type="float" office:value="1992">
            <text:p>1992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mattress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subwoofer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loudspeakers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Towards inclusive streaming: Building multimodal music experiences for the deaf and hard of hearing</text:p>
          </table:table-cell>
          <table:table-cell office:value-type="string">
            <text:p>mchugh2021towards</text:p>
          </table:table-cell>
          <table:table-cell office:value-type="float" office:value="2021">
            <text:p>2021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formance</text:p>
          </table:table-cell>
          <table:table-cell office:value-type="string">
            <text:p>smartphone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either</text:p>
          </table:table-cell>
          <table:table-cell office:value-type="string">
            <text:p>DHH</text:p>
          </table:table-cell>
          <table:table-cell office:value-type="string">
            <text:p>wireless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Vibrotactile Sleeve to Improve Music Enjoyment of Cochlear Implant Users</text:p>
          </table:table-cell>
          <table:table-cell office:value-type="string">
            <text:p>yeganeh2022vibrotactile</text:p>
          </table:table-cell>
          <table:table-cell office:value-type="float" office:value="2022">
            <text:p>2022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sleeve</text:p>
          </table:table-cell>
          <table:table-cell office:value-type="string">
            <text:p>forearm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none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How does it feel like? An exploratory study of a prototype system to convey emotion through haptic wearable devices</text:p>
          </table:table-cell>
          <table:table-cell office:value-type="string">
            <text:p>mazzoni2015does</text:p>
          </table:table-cell>
          <table:table-cell office:value-type="float" office:value="2015">
            <text:p>2015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glove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Providing 3d guidance and improving the music-listening experience in virtual reality shooting games using musical vibrotactile feedback</text:p>
          </table:table-cell>
          <table:table-cell office:value-type="string">
            <text:p>yamazaki2023providing</text:p>
          </table:table-cell>
          <table:table-cell office:value-type="float" office:value="2023">
            <text:p>2023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necklace</text:p>
          </table:table-cell>
          <table:table-cell office:value-type="string">
            <text:p>chest, neck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less</text:p>
          </table:table-cell>
          <table:table-cell office:value-type="string">
            <text:p>VR</text:p>
          </table:table-cell>
          <table:table-cell table:number-columns-repeated="1007"/>
        </table:table-row>
        <table:table-row table:style-name="ro1">
          <table:table-cell office:value-type="string">
            <text:p>Music, Art Installations and Haptic Technology</text:p>
          </table:table-cell>
          <table:table-cell office:value-type="string">
            <text:p>kontogeorgakopoulos2023music</text:p>
          </table:table-cell>
          <table:table-cell office:value-type="float" office:value="2023">
            <text:p>2023</text:p>
          </table:table-cell>
          <table:table-cell table:number-columns-repeated="11" office:value-type="string">
            <text:p>NA</text:p>
          </table:table-cell>
          <table:table-cell office:value-type="string">
            <text:p>no</text:p>
          </table:table-cell>
          <table:table-cell office:value-type="string">
            <text:p>NA</text:p>
          </table:table-cell>
          <table:table-cell office:value-type="string">
            <text:p>theoretical_paper</text:p>
          </table:table-cell>
          <table:table-cell table:number-columns-repeated="1007"/>
        </table:table-row>
        <table:table-row table:style-name="ro1">
          <table:table-cell office:value-type="string">
            <text:p>Recent Developments in Haptic Devices Designed for Hearing-Impaired People- A Literature Review</text:p>
          </table:table-cell>
          <table:table-cell office:value-type="string">
            <text:p>flores2023recent</text:p>
          </table:table-cell>
          <table:table-cell office:value-type="float" office:value="2023">
            <text:p>2023</text:p>
          </table:table-cell>
          <table:table-cell table:number-columns-repeated="11" office:value-type="string">
            <text:p>NA</text:p>
          </table:table-cell>
          <table:table-cell office:value-type="string">
            <text:p>DHH</text:p>
          </table:table-cell>
          <table:table-cell office:value-type="string">
            <text:p>NA</text:p>
          </table:table-cell>
          <table:table-cell office:value-type="string">
            <text:p>review_paper</text:p>
          </table:table-cell>
          <table:table-cell table:number-columns-repeated="1007"/>
        </table:table-row>
        <table:table-row table:style-name="ro1">
          <table:table-cell office:value-type="string">
            <text:p>Designing Access in Sound Art Exhibitions: Centering Deaf Experiences in Musical Thinking</text:p>
          </table:table-cell>
          <table:table-cell office:value-type="string">
            <text:p>may2023designing</text:p>
          </table:table-cell>
          <table:table-cell office:value-type="float" office:value="2023">
            <text:p>2023</text:p>
          </table:table-cell>
          <table:table-cell table:number-columns-repeated="11" office:value-type="string">
            <text:p>NA</text:p>
          </table:table-cell>
          <table:table-cell office:value-type="string">
            <text:p>DHH</text:p>
          </table:table-cell>
          <table:table-cell office:value-type="string">
            <text:p>NA</text:p>
          </table:table-cell>
          <table:table-cell office:value-type="string">
            <text:p>theoretical_paper</text:p>
          </table:table-cell>
          <table:table-cell table:number-columns-repeated="1007"/>
        </table:table-row>
        <table:table-row table:style-name="ro1">
          <table:table-cell office:value-type="string">
            <text:p>Feel What You Don't Hear: A New Framework for Non-Aural Music Experiences</text:p>
          </table:table-cell>
          <table:table-cell office:value-type="string">
            <text:p>uyama2023feel</text:p>
          </table:table-cell>
          <table:table-cell office:value-type="float" office:value="2023">
            <text:p>2023</text:p>
          </table:table-cell>
          <table:table-cell office:value-type="string">
            <text:p>both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hands, chest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table:style-name="ce4" office:value-type="string">
            <text:p>NA</text:p>
          </table:table-cell>
          <table:table-cell office:value-type="string">
            <text:p>performer_understanding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Haptic stimulation with high fidelity vibro-kinetic technology psychophysiologically enhances seated active music listening experience</text:p>
          </table:table-cell>
          <table:table-cell office:value-type="string">
            <text:p>giroux2019haptic</text:p>
          </table:table-cell>
          <table:table-cell office:value-type="float" office:value="2019">
            <text:p>2019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chair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displacement, vibration</text:p>
          </table:table-cell>
          <table:table-cell office:value-type="string">
            <text:p>combination (voice_coil and servo_motor)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Stroking stimuli to ear emotionally affect musical and non-musical sounds in a different way</text:p>
          </table:table-cell>
          <table:table-cell office:value-type="string">
            <text:p>goto2024stroking</text:p>
          </table:table-cell>
          <table:table-cell office:value-type="float" office:value="2024">
            <text:p>2024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ear</text:p>
          </table:table-cell>
          <table:table-cell office:value-type="string">
            <text:p>single</text:p>
          </table:table-cell>
          <table:table-cell office:value-type="string">
            <text:p>displacement</text:p>
          </table:table-cell>
          <table:table-cell office:value-type="string">
            <text:p>servo_motor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bone_conduction_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Relaxation Effects of Auricular Vibration Stimuli Synchronized with Music</text:p>
          </table:table-cell>
          <table:table-cell office:value-type="string">
            <text:p>goto2024relaxation</text:p>
          </table:table-cell>
          <table:table-cell office:value-type="float" office:value="2024">
            <text:p>2024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ear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servo_motor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bone_conduction_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Caressed by music: Related preferences for velocity of touch and tempo of music?</text:p>
          </table:table-cell>
          <table:table-cell office:value-type="string">
            <text:p>sailer2023caressed</text:p>
          </table:table-cell>
          <table:table-cell office:value-type="float" office:value="2023">
            <text:p>2023</text:p>
          </table:table-cell>
          <table:table-cell table:number-columns-repeated="11" office:value-type="string">
            <text:p>NA</text:p>
          </table:table-cell>
          <table:table-cell office:value-type="string">
            <text:p>no</text:p>
          </table:table-cell>
          <table:table-cell office:value-type="string">
            <text:p>NA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Feel what you hear: haptic feedback as an accompaniment to mobile music playback</text:p>
          </table:table-cell>
          <table:table-cell office:value-type="string">
            <text:p>baillie2011feel</text:p>
          </table:table-cell>
          <table:table-cell office:value-type="float" office:value="2011">
            <text:p>2011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smartphone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standalone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onsonance perception of vibrotactile chords: a feasibility study</text:p>
          </table:table-cell>
          <table:table-cell office:value-type="string">
            <text:p>yoo2011consonance</text:p>
          </table:table-cell>
          <table:table-cell office:value-type="float" office:value="2011">
            <text:p>2011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ad_hoc_form_factor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>
          <table:table-cell office:value-type="string">
            <text:p>Feeling the Next Track: Designing Mobile Music Player Previews</text:p>
          </table:table-cell>
          <table:table-cell office:value-type="string">
            <text:p>beattie2011feeling</text:p>
          </table:table-cell>
          <table:table-cell office:value-type="float" office:value="2011">
            <text:p>2011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smartphone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ad-hoc_composition</text:p>
          </table:table-cell>
          <table:table-cell office:value-type="string">
            <text:p>other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standalone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Improved haptic music player with auditory saliency estimation</text:p>
          </table:table-cell>
          <table:table-cell office:value-type="string">
            <text:p>hwang2014improved</text:p>
          </table:table-cell>
          <table:table-cell office:value-type="float" office:value="2014">
            <text:p>2014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smartphone / handheld mockup</text:p>
          </table:table-cell>
          <table:table-cell office:value-type="string">
            <text:p>hand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DMA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The TOTEM project: Recent developments on a device that transforms live music into vibration</text:p>
          </table:table-cell>
          <table:table-cell office:value-type="string">
            <text:p>pate2025totem</text:p>
          </table:table-cell>
          <table:table-cell office:value-type="float" office:value="2025">
            <text:p>2025</text:p>
          </table:table-cell>
          <table:table-cell office:value-type="string">
            <text:p>no</text:p>
          </table:table-cell>
          <table:table-cell office:value-type="string">
            <text:p>live</text:p>
          </table:table-cell>
          <table:table-cell office:value-type="string">
            <text:p>performance</text:p>
          </table:table-cell>
          <table:table-cell office:value-type="string">
            <text:p>ad_hoc_form_factor</text:p>
          </table:table-cell>
          <table:table-cell office:value-type="string">
            <text:p>hand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loudspeakers</text:p>
          </table:table-cell>
          <table:table-cell office:value-type="string">
            <text:p>DHH</text:p>
          </table:table-cell>
          <table:table-cell office:value-type="string">
            <text:p>wireless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Development and Testing of an Immersive 4D Car Audio System based on Electrodynamic Shakers</text:p>
          </table:table-cell>
          <table:table-cell table:style-name="ce4" office:value-type="string">
            <text:p>montrasio2025development</text:p>
          </table:table-cell>
          <table:table-cell table:style-name="ce4" office:value-type="float" office:value="2025">
            <text:p>2025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chair</text:p>
          </table:table-cell>
          <table:table-cell office:value-type="string">
            <text:p>back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lectrodynamic_shake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automotive</text:p>
          </table:table-cell>
          <table:table-cell table:number-columns-repeated="1007"/>
        </table:table-row>
        <table:table-row table:style-name="ro1">
          <table:table-cell office:value-type="string">
            <text:p>Electro-Somaesthetic Music: Spatial Approaches</text:p>
          </table:table-cell>
          <table:table-cell office:value-type="string">
            <text:p>crawshaw2021electro</text:p>
          </table:table-cell>
          <table:table-cell office:value-type="float" office:value="2021">
            <text:p>2021</text:p>
          </table:table-cell>
          <table:table-cell table:number-columns-repeated="6" office:value-type="string">
            <text:p>NA</text:p>
          </table:table-cell>
          <table:table-cell office:value-type="string">
            <text:p>vibration</text:p>
          </table:table-cell>
          <table:table-cell table:number-columns-repeated="4" office:value-type="string">
            <text:p>NA</text:p>
          </table:table-cell>
          <table:table-cell office:value-type="string">
            <text:p>no</text:p>
          </table:table-cell>
          <table:table-cell office:value-type="string">
            <text:p>NA</text:p>
          </table:table-cell>
          <table:table-cell office:value-type="string">
            <text:p>theoretical_paper</text:p>
          </table:table-cell>
          <table:table-cell table:number-columns-repeated="1007"/>
        </table:table-row>
        <table:table-row table:style-name="ro1">
          <table:table-cell office:value-type="string">
            <text:p>Using Vibrotactile Device in Music Therapy to Support Wellbeing for People with Alzheimer’s Disease</text:p>
          </table:table-cell>
          <table:table-cell office:value-type="string">
            <text:p>fang2021using</text:p>
          </table:table-cell>
          <table:table-cell office:value-type="float" office:value="2021">
            <text:p>2021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band</text:p>
          </table:table-cell>
          <table:table-cell office:value-type="string">
            <text:p>wrist, ankle, fingertip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ERMs</text:p>
          </table:table-cell>
          <table:table-cell office:value-type="string">
            <text:p>direct_translation</text:p>
          </table:table-cell>
          <table:table-cell office:value-type="string">
            <text:p>therapeutic</text:p>
          </table:table-cell>
          <table:table-cell office:value-type="string">
            <text:p>loudspeakers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clinical</text:p>
          </table:table-cell>
          <table:table-cell table:number-columns-repeated="1007"/>
        </table:table-row>
        <table:table-row table:style-name="ro1">
          <table:table-cell office:value-type="string">
            <text:p>An audio-tactile artinstallation for hearing impaired people</text:p>
          </table:table-cell>
          <table:table-cell office:value-type="string">
            <text:p>sierra2021audio</text:p>
          </table:table-cell>
          <table:table-cell office:value-type="float" office:value="2021">
            <text:p>2021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installation</text:p>
          </table:table-cell>
          <table:table-cell office:value-type="string">
            <text:p>mattress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contact_speaker</text:p>
          </table:table-cell>
          <table:table-cell office:value-type="string">
            <text:p>direct_translation</text:p>
          </table:table-cell>
          <table:table-cell office:value-type="string">
            <text:p>sensory_substitution</text:p>
          </table:table-cell>
          <table:table-cell office:value-type="string">
            <text:p>loudspeakers</text:p>
          </table:table-cell>
          <table:table-cell office:value-type="string">
            <text:p>DHH</text:p>
          </table:table-cell>
          <table:table-cell office:value-type="string">
            <text:p>wired</text:p>
          </table:table-cell>
          <table:table-cell office:value-type="string">
            <text:p>real_world</text:p>
          </table:table-cell>
          <table:table-cell table:number-columns-repeated="1007"/>
        </table:table-row>
        <table:table-row table:style-name="ro1">
          <table:table-cell office:value-type="string">
            <text:p>Crystal Vibes feat. Ott: A psychedelic musical virtual reality experience utilising the full-body vibrotactile haptic synesthesia suit</text:p>
          </table:table-cell>
          <table:table-cell office:value-type="string">
            <text:p>outram2017crystal</text:p>
          </table:table-cell>
          <table:table-cell office:value-type="float" office:value="2017">
            <text:p>2017</text:p>
          </table:table-cell>
          <table:table-cell office:value-type="string">
            <text:p>yes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suit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VR</text:p>
          </table:table-cell>
          <table:table-cell table:number-columns-repeated="1007"/>
        </table:table-row>
        <table:table-row table:style-name="ro1">
          <table:table-cell office:value-type="string">
            <text:p>A Testing Environment to Support the Design of Innovative Car Audio Systems Based on Electrodynamic Shakers</text:p>
          </table:table-cell>
          <table:table-cell office:value-type="string">
            <text:p>la2024testing</text:p>
          </table:table-cell>
          <table:table-cell office:value-type="float" office:value="2024">
            <text:p>2024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chair</text:p>
          </table:table-cell>
          <table:table-cell office:value-type="string">
            <text:p>back</text:p>
          </table:table-cell>
          <table:table-cell office:value-type="string">
            <text:p>single</text:p>
          </table:table-cell>
          <table:table-cell office:value-type="string">
            <text:p>vibration</text:p>
          </table:table-cell>
          <table:table-cell office:value-type="string">
            <text:p>electrodynamic_shake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loudspeaker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automotive</text:p>
          </table:table-cell>
          <table:table-cell table:number-columns-repeated="1007"/>
        </table:table-row>
        <table:table-row table:style-name="ro1">
          <table:table-cell office:value-type="string">
            <text:p>Towards a Networking Architecture for the Musical Metaverse: The MUSMET Vision</text:p>
          </table:table-cell>
          <table:table-cell office:value-type="string">
            <text:p>turchet2025towards</text:p>
          </table:table-cell>
          <table:table-cell office:value-type="float" office:value="2025">
            <text:p>2025</text:p>
          </table:table-cell>
          <table:table-cell office:value-type="string">
            <text:p>yes</text:p>
          </table:table-cell>
          <table:table-cell office:value-type="string">
            <text:p>live</text:p>
          </table:table-cell>
          <table:table-cell office:value-type="string">
            <text:p>performance</text:p>
          </table:table-cell>
          <table:table-cell office:value-type="string">
            <text:p>vest</text:p>
          </table:table-cell>
          <table:table-cell office:value-type="string">
            <text:p>torso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voice_coil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standalone</text:p>
          </table:table-cell>
          <table:table-cell office:value-type="string">
            <text:p>VR</text:p>
          </table:table-cell>
          <table:table-cell table:number-columns-repeated="1007"/>
        </table:table-row>
        <table:table-row table:style-name="ro1">
          <table:table-cell office:value-type="string">
            <text:p>Cross-modal frequency matching: Sound and whole-body vibration</text:p>
          </table:table-cell>
          <table:table-cell office:value-type="string">
            <text:p>altinsoy2010cross</text:p>
          </table:table-cell>
          <table:table-cell office:value-type="float" office:value="2010">
            <text:p>2010</text:p>
          </table:table-cell>
          <table:table-cell office:value-type="string">
            <text:p>no</text:p>
          </table:table-cell>
          <table:table-cell office:value-type="string">
            <text:p>recorded</text:p>
          </table:table-cell>
          <table:table-cell office:value-type="string">
            <text:p>personal_use</text:p>
          </table:table-cell>
          <table:table-cell office:value-type="string">
            <text:p>chair</text:p>
          </table:table-cell>
          <table:table-cell office:value-type="string">
            <text:p>whole_body</text:p>
          </table:table-cell>
          <table:table-cell office:value-type="string">
            <text:p>multiple</text:p>
          </table:table-cell>
          <table:table-cell office:value-type="string">
            <text:p>vibration</text:p>
          </table:table-cell>
          <table:table-cell office:value-type="string">
            <text:p>electrodynamic_shaker</text:p>
          </table:table-cell>
          <table:table-cell office:value-type="string">
            <text:p>direct_translation</text:p>
          </table:table-cell>
          <table:table-cell office:value-type="string">
            <text:p>music_enrichment</text:p>
          </table:table-cell>
          <table:table-cell office:value-type="string">
            <text:p>headphones</text:p>
          </table:table-cell>
          <table:table-cell office:value-type="string">
            <text:p>no</text:p>
          </table:table-cell>
          <table:table-cell office:value-type="string">
            <text:p>wired</text:p>
          </table:table-cell>
          <table:table-cell office:value-type="string">
            <text:p>perceptual_study</text:p>
          </table:table-cell>
          <table:table-cell table:number-columns-repeated="1007"/>
        </table:table-row>
        <table:table-row table:style-name="ro1" table:number-rows-repeated="10483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08">01/08/2026</text:date>, <text:time>17:10:4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14T23:37:29</meta:creation-date>
    <meta:generator>OpenOffice/4.1.15$Unix OpenOffice.org_project/4115m2$Build-9813</meta:generator>
    <dc:date>2026-01-08T17:10:40</dc:date>
    <meta:editing-duration>P35DT7H45M47S</meta:editing-duration>
    <meta:editing-cycles>1596</meta:editing-cycles>
    <meta:document-statistic meta:table-count="3" meta:cell-count="3127" meta:object-count="0"/>
    <meta:user-defined meta:name=""/>
  </office:meta>
</office:document-meta>
</file>